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1.543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0">
      <style:text-properties fo:font-style="normal" fo:font-weight="normal" style:font-style-asian="normal" style:font-weight-asian="normal" style:font-style-complex="normal" style:font-weight-complex="normal"/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5" style:family="table-cell" style:parent-style-name="Default" style:data-style-name="N120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6" style:family="table-cell" style:parent-style-name="Default" style:data-style-name="N120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20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8" style:family="table-cell" style:parent-style-name="Default" style:data-style-name="N120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9" style:family="table-cell" style:parent-style-name="Default" style:data-style-name="N120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20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82" style:family="table-cell" style:parent-style-name="Default" style:data-style-name="N120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20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13" style:family="table-cell" style:parent-style-name="Default" style:data-style-name="N120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44" style:family="table-cell" style:parent-style-name="Default" style:data-style-name="N120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45" style:family="table-cell" style:parent-style-name="Default" style:data-style-name="N120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97" style:family="table-cell" style:parent-style-name="Default" style:data-style-name="N120">
      <style:map style:condition="cell-content()=[$HVR.$H$28]" style:apply-style-name="Accent_20_1" style:base-cell-address="HVR.B28"/>
      <style:map style:condition="cell-content()=[$HVR.$I$28]" style:apply-style-name="Accent_20_2" style:base-cell-address="HVR.B28"/>
      <style:map style:condition="cell-content()=[$HVR.$J$28]" style:apply-style-name="Accent_20_3" style:base-cell-address="HVR.B28"/>
    </style:style>
    <style:style style:name="ce98" style:family="table-cell" style:parent-style-name="Default" style:data-style-name="N120">
      <style:map style:condition="cell-content()=[$HVR.$H$30]" style:apply-style-name="Accent_20_1" style:base-cell-address="HVR.B30"/>
      <style:map style:condition="cell-content()=[$HVR.$I$30]" style:apply-style-name="Accent_20_2" style:base-cell-address="HVR.B30"/>
      <style:map style:condition="cell-content()=[$HVR.$J$30]" style:apply-style-name="Accent_20_3" style:base-cell-address="HVR.B30"/>
    </style:style>
    <style:style style:name="ce99" style:family="table-cell" style:parent-style-name="Default" style:data-style-name="N2">
      <style:map style:condition="cell-content()=[$HVR.$H$32]" style:apply-style-name="Accent_20_1" style:base-cell-address="HVR.B32"/>
      <style:map style:condition="cell-content()=[$HVR.$I$32]" style:apply-style-name="Accent_20_2" style:base-cell-address="HVR.B32"/>
      <style:map style:condition="cell-content()=[$HVR.$J$32]" style:apply-style-name="Accent_20_3" style:base-cell-address="HVR.B32"/>
    </style:style>
    <style:style style:name="ce19" style:family="table-cell" style:parent-style-name="Default" style:data-style-name="N2"/>
    <style:style style:name="ce121" style:family="table-cell" style:parent-style-name="Default" style:data-style-name="N121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60" style:family="table-cell" style:parent-style-name="Default" style:data-style-name="N121"/>
    <style:style style:name="ce23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28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29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58" style:family="table-cell" style:parent-style-name="Default" style:data-style-name="N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59" style:family="table-cell" style:parent-style-name="Default" style:data-style-name="N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47" style:family="table-cell" style:parent-style-name="Default" style:data-style-name="N2">
      <style:map style:condition="cell-content()=[$HVR.$H$28]" style:apply-style-name="Accent_20_1" style:base-cell-address="HVR.B28"/>
      <style:map style:condition="cell-content()=[$HVR.$I$28]" style:apply-style-name="Accent_20_2" style:base-cell-address="HVR.B28"/>
      <style:map style:condition="cell-content()=[$HVR.$J$28]" style:apply-style-name="Accent_20_3" style:base-cell-address="HVR.B28"/>
    </style:style>
    <style:style style:name="ce66" style:family="table-cell" style:parent-style-name="Default" style:data-style-name="N2">
      <style:map style:condition="cell-content()=[$HVR.$H$30]" style:apply-style-name="Accent_20_1" style:base-cell-address="HVR.B30"/>
      <style:map style:condition="cell-content()=[$HVR.$I$30]" style:apply-style-name="Accent_20_2" style:base-cell-address="HVR.B30"/>
      <style:map style:condition="cell-content()=[$HVR.$J$30]" style:apply-style-name="Accent_20_3" style:base-cell-address="HVR.B30"/>
    </style:style>
    <style:style style:name="ce39" style:family="table-cell" style:parent-style-name="Default" style:data-style-name="N119"/>
    <style:style style:name="ce33" style:family="table-cell" style:parent-style-name="Default" style:data-style-name="N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4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24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36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26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37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30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16" style:family="table-cell" style:parent-style-name="Default" style:data-style-name="N120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5" style:family="table-cell" style:parent-style-name="Default" style:data-style-name="N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140" style:family="table-cell" style:parent-style-name="Default" style:data-style-name="N119">
      <style:map style:condition="cell-content()=[$HVR.$H$32]" style:apply-style-name="Accent_20_1" style:base-cell-address="HVR.B32"/>
      <style:map style:condition="cell-content()=[$HVR.$I$32]" style:apply-style-name="Accent_20_2" style:base-cell-address="HVR.B32"/>
      <style:map style:condition="cell-content()=[$HVR.$J$32]" style:apply-style-name="Accent_20_3" style:base-cell-address="HVR.B32"/>
    </style:style>
    <style:style style:name="ce81" style:family="table-cell" style:parent-style-name="Default" style:data-style-name="N123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83" style:family="table-cell" style:parent-style-name="Default" style:data-style-name="N123"/>
    <style:style style:name="ce84" style:family="table-cell" style:parent-style-name="Default" style:data-style-name="N121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62" style:family="table-cell" style:parent-style-name="Default" style:data-style-name="N121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63" style:family="table-cell" style:parent-style-name="Default" style:data-style-name="N121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65" style:family="table-cell" style:parent-style-name="Default" style:data-style-name="N121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91" style:family="table-cell" style:parent-style-name="Default" style:data-style-name="N121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92" style:family="table-cell" style:parent-style-name="Default" style:data-style-name="N121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69" style:family="table-cell" style:parent-style-name="Default" style:data-style-name="N121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90" style:family="table-cell" style:parent-style-name="Default" style:data-style-name="N120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85" style:family="table-cell" style:parent-style-name="Default" style:data-style-name="N121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94" style:family="table-cell" style:parent-style-name="Default" style:data-style-name="N120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95" style:family="table-cell" style:parent-style-name="Default" style:data-style-name="N120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96" style:family="table-cell" style:parent-style-name="Default" style:data-style-name="N120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102" style:family="table-cell" style:parent-style-name="Default" style:data-style-name="N120">
      <style:map style:condition="cell-content()=[$'IGD+'.$H$28]" style:apply-style-name="Accent_20_1" style:base-cell-address="'IGD+'.B28"/>
      <style:map style:condition="cell-content()=[$'IGD+'.$I$28]" style:apply-style-name="Accent_20_2" style:base-cell-address="'IGD+'.B28"/>
      <style:map style:condition="cell-content()=[$'IGD+'.$J$28]" style:apply-style-name="Accent_20_3" style:base-cell-address="'IGD+'.B28"/>
    </style:style>
    <style:style style:name="ce101" style:family="table-cell" style:parent-style-name="Default" style:data-style-name="N120">
      <style:map style:condition="cell-content()=[$'IGD+'.$H$30]" style:apply-style-name="Accent_20_1" style:base-cell-address="'IGD+'.B30"/>
      <style:map style:condition="cell-content()=[$'IGD+'.$I$30]" style:apply-style-name="Accent_20_2" style:base-cell-address="'IGD+'.B30"/>
      <style:map style:condition="cell-content()=[$'IGD+'.$J$30]" style:apply-style-name="Accent_20_3" style:base-cell-address="'IGD+'.B30"/>
    </style:style>
    <style:style style:name="ce103" style:family="table-cell" style:parent-style-name="Default" style:data-style-name="N120">
      <style:map style:condition="cell-content()=[$'IGD+'.$H$32]" style:apply-style-name="Accent_20_1" style:base-cell-address="'IGD+'.B32"/>
      <style:map style:condition="cell-content()=[$'IGD+'.$I$32]" style:apply-style-name="Accent_20_2" style:base-cell-address="'IGD+'.B32"/>
      <style:map style:condition="cell-content()=[$'IGD+'.$J$32]" style:apply-style-name="Accent_20_3" style:base-cell-address="'IGD+'.B32"/>
    </style:style>
    <style:style style:name="ce105" style:family="table-cell" style:parent-style-name="Default" style:data-style-name="N115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06" style:family="table-cell" style:parent-style-name="Default" style:data-style-name="N115"/>
    <style:style style:name="ce108" style:family="table-cell" style:parent-style-name="Default" style:data-style-name="N120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109" style:family="table-cell" style:parent-style-name="Default" style:data-style-name="N120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10" style:family="table-cell" style:parent-style-name="Default" style:data-style-name="N120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111" style:family="table-cell" style:parent-style-name="Default" style:data-style-name="N120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112" style:family="table-cell" style:parent-style-name="Default" style:data-style-name="N120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113" style:family="table-cell" style:parent-style-name="Default" style:data-style-name="N2">
      <style:map style:condition="cell-content()=[$'IGD+'.$H$32]" style:apply-style-name="Accent_20_1" style:base-cell-address="'IGD+'.B32"/>
      <style:map style:condition="cell-content()=[$'IGD+'.$I$32]" style:apply-style-name="Accent_20_2" style:base-cell-address="'IGD+'.B32"/>
      <style:map style:condition="cell-content()=[$'IGD+'.$J$32]" style:apply-style-name="Accent_20_3" style:base-cell-address="'IGD+'.B32"/>
    </style:style>
    <style:style style:name="ce114" style:family="table-cell" style:parent-style-name="Default" style:data-style-name="N120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15" style:family="table-cell" style:parent-style-name="Default" style:data-style-name="N120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116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17" style:family="table-cell" style:parent-style-name="Default" style:data-style-name="N120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118" style:family="table-cell" style:parent-style-name="Default" style:data-style-name="N120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119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120" style:family="table-cell" style:parent-style-name="Default" style:data-style-name="N121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122" style:family="table-cell" style:parent-style-name="Default" style:data-style-name="N121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124" style:family="table-cell" style:parent-style-name="Default" style:data-style-name="N121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125" style:family="table-cell" style:parent-style-name="Default" style:data-style-name="N120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26" style:family="table-cell" style:parent-style-name="Default" style:data-style-name="N120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27" style:family="table-cell" style:parent-style-name="Default" style:data-style-name="N120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28" style:family="table-cell" style:parent-style-name="Default" style:data-style-name="N120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29" style:family="table-cell" style:parent-style-name="Default" style:data-style-name="N120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30" style:family="table-cell" style:parent-style-name="Default" style:data-style-name="N120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31" style:family="table-cell" style:parent-style-name="Default" style:data-style-name="N120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32" style:family="table-cell" style:parent-style-name="Default" style:data-style-name="N120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33" style:family="table-cell" style:parent-style-name="Default" style:data-style-name="N120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34" style:family="table-cell" style:parent-style-name="Default" style:data-style-name="N120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35" style:family="table-cell" style:parent-style-name="Default" style:data-style-name="N120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36" style:family="table-cell" style:parent-style-name="Default" style:data-style-name="N120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37" style:family="table-cell" style:parent-style-name="Default" style:data-style-name="N120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38" style:family="table-cell" style:parent-style-name="Default" style:data-style-name="N120">
      <style:map style:condition="cell-content()=[$Epsilon.$H$28]" style:apply-style-name="Accent_20_1" style:base-cell-address="Epsilon.B28"/>
      <style:map style:condition="cell-content()=[$Epsilon.$I$28]" style:apply-style-name="Accent_20_2" style:base-cell-address="Epsilon.B28"/>
      <style:map style:condition="cell-content()=[$Epsilon.$J$28]" style:apply-style-name="Accent_20_3" style:base-cell-address="Epsilon.B28"/>
    </style:style>
    <style:style style:name="ce139" style:family="table-cell" style:parent-style-name="Default" style:data-style-name="N120">
      <style:map style:condition="cell-content()=[$Epsilon.$H$30]" style:apply-style-name="Accent_20_1" style:base-cell-address="Epsilon.B30"/>
      <style:map style:condition="cell-content()=[$Epsilon.$I$30]" style:apply-style-name="Accent_20_2" style:base-cell-address="Epsilon.B30"/>
      <style:map style:condition="cell-content()=[$Epsilon.$J$30]" style:apply-style-name="Accent_20_3" style:base-cell-address="Epsilon.B30"/>
    </style:style>
    <style:style style:name="ce141" style:family="table-cell" style:parent-style-name="Default" style:data-style-name="N2">
      <style:map style:condition="cell-content()=[$Epsilon.$H$32]" style:apply-style-name="Accent_20_1" style:base-cell-address="Epsilon.B32"/>
      <style:map style:condition="cell-content()=[$Epsilon.$I$32]" style:apply-style-name="Accent_20_2" style:base-cell-address="Epsilon.B32"/>
      <style:map style:condition="cell-content()=[$Epsilon.$J$32]" style:apply-style-name="Accent_20_3" style:base-cell-address="Epsilon.B32"/>
    </style:style>
    <style:style style:name="ce142" style:family="table-cell" style:parent-style-name="Default" style:data-style-name="N121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43" style:family="table-cell" style:parent-style-name="Default" style:data-style-name="N2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44" style:family="table-cell" style:parent-style-name="Default" style:data-style-name="N2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45" style:family="table-cell" style:parent-style-name="Default" style:data-style-name="N2">
      <style:map style:condition="cell-content()=[$Epsilon.$H$28]" style:apply-style-name="Accent_20_1" style:base-cell-address="Epsilon.B28"/>
      <style:map style:condition="cell-content()=[$Epsilon.$I$28]" style:apply-style-name="Accent_20_2" style:base-cell-address="Epsilon.B28"/>
      <style:map style:condition="cell-content()=[$Epsilon.$J$28]" style:apply-style-name="Accent_20_3" style:base-cell-address="Epsilon.B28"/>
    </style:style>
    <style:style style:name="ce146" style:family="table-cell" style:parent-style-name="Default" style:data-style-name="N2">
      <style:map style:condition="cell-content()=[$Epsilon.$H$30]" style:apply-style-name="Accent_20_1" style:base-cell-address="Epsilon.B30"/>
      <style:map style:condition="cell-content()=[$Epsilon.$I$30]" style:apply-style-name="Accent_20_2" style:base-cell-address="Epsilon.B30"/>
      <style:map style:condition="cell-content()=[$Epsilon.$J$30]" style:apply-style-name="Accent_20_3" style:base-cell-address="Epsilon.B30"/>
    </style:style>
    <style:style style:name="ce148" style:family="table-cell" style:parent-style-name="Default" style:data-style-name="N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49" style:family="table-cell" style:parent-style-name="Default" style:data-style-name="N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50" style:family="table-cell" style:parent-style-name="Default" style:data-style-name="N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51" style:family="table-cell" style:parent-style-name="Default" style:data-style-name="N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52" style:family="table-cell" style:parent-style-name="Default" style:data-style-name="N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1" office:value-type="float" office:value="0.9047861" calcext:value-type="float">
            <text:p>0,905</text:p>
          </table:table-cell>
          <table:table-cell table:style-name="ce121" office:value-type="float" office:value="0.9063309" calcext:value-type="float">
            <text:p>0,9063</text:p>
          </table:table-cell>
          <table:table-cell table:style-name="ce33" office:value-type="float" office:value="0.8504138" calcext:value-type="float">
            <text:p>0,85</text:p>
          </table:table-cell>
          <table:table-cell table:style-name="ce16" office:value-type="float" office:value="0.8986733" calcext:value-type="float">
            <text:p>0,899</text:p>
          </table:table-cell>
          <table:table-cell table:style-name="ce16" office:value-type="float" office:value="0.8507297" calcext:value-type="float">
            <text:p>0,851</text:p>
          </table:table-cell>
          <table:table-cell table:style-name="ce16" office:value-type="float" office:value="0.8859518" calcext:value-type="float">
            <text:p>0,886</text:p>
          </table:table-cell>
          <table:table-cell table:formula="of:=LARGE([.B2:.G2];1)" office:value-type="float" office:value="0.9063309" calcext:value-type="float">
            <text:p>0,906</text:p>
          </table:table-cell>
          <table:table-cell table:formula="of:=LARGE([.B2:.G2];2)" office:value-type="float" office:value="0.9047861" calcext:value-type="float">
            <text:p>0,905</text:p>
          </table:table-cell>
          <table:table-cell table:formula="of:=LARGE([.B2:.G2];3)" office:value-type="float" office:value="0.8986733" calcext:value-type="float">
            <text:p>0,899</text:p>
          </table:table-cell>
        </table:table-row>
        <table:table-row table:style-name="ro1">
          <table:covered-table-cell table:style-name="Default"/>
          <table:table-cell office:value-type="float" office:value="0.00142857351578418" calcext:value-type="float">
            <text:p>0,001</text:p>
          </table:table-cell>
          <table:table-cell table:style-name="ce60" office:value-type="float" office:value="0.000624710404907736" calcext:value-type="float">
            <text:p>0,0006</text:p>
          </table:table-cell>
          <table:table-cell office:value-type="float" office:value="0.0131258762739864" calcext:value-type="float">
            <text:p>0,01</text:p>
          </table:table-cell>
          <table:table-cell table:style-name="ce3" office:value-type="float" office:value="0.00356072770792713" calcext:value-type="float">
            <text:p>0,004</text:p>
          </table:table-cell>
          <table:table-cell office:value-type="float" office:value="0.00448613457332703" calcext:value-type="float">
            <text:p>0,004</text:p>
          </table:table-cell>
          <table:table-cell office:value-type="float" office:value="0.00406501256578622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4" office:value-type="float" office:value="0.8960662" calcext:value-type="float">
            <text:p>0,896</text:p>
          </table:table-cell>
          <table:table-cell table:style-name="ce4" office:value-type="float" office:value="0.9001784" calcext:value-type="float">
            <text:p>0,900</text:p>
          </table:table-cell>
          <table:table-cell table:style-name="ce34" office:value-type="float" office:value="0.8053657" calcext:value-type="float">
            <text:p>0,81</text:p>
          </table:table-cell>
          <table:table-cell table:style-name="ce34" office:value-type="float" office:value="0.8172574" calcext:value-type="float">
            <text:p>0,82</text:p>
          </table:table-cell>
          <table:table-cell table:style-name="ce4" office:value-type="float" office:value="0.7809306" calcext:value-type="float">
            <text:p>0,781</text:p>
          </table:table-cell>
          <table:table-cell table:style-name="ce4" office:value-type="float" office:value="0.8643578" calcext:value-type="float">
            <text:p>0,864</text:p>
          </table:table-cell>
          <table:table-cell table:formula="of:=LARGE([.B4:.G4];1)" office:value-type="float" office:value="0.9001784" calcext:value-type="float">
            <text:p>0,900</text:p>
          </table:table-cell>
          <table:table-cell table:formula="of:=LARGE([.B4:.G4];2)" office:value-type="float" office:value="0.8960662" calcext:value-type="float">
            <text:p>0,896</text:p>
          </table:table-cell>
          <table:table-cell table:formula="of:=LARGE([.B4:.G4];3)" office:value-type="float" office:value="0.8643578" calcext:value-type="float">
            <text:p>0,864</text:p>
          </table:table-cell>
        </table:table-row>
        <table:table-row table:style-name="ro1">
          <table:covered-table-cell table:style-name="Default"/>
          <table:table-cell office:value-type="float" office:value="0.00380513142479993" calcext:value-type="float">
            <text:p>0,004</text:p>
          </table:table-cell>
          <table:table-cell table:style-name="ce3" office:value-type="float" office:value="0.00323932385537476" calcext:value-type="float">
            <text:p>0,003</text:p>
          </table:table-cell>
          <table:table-cell office:value-type="float" office:value="0.0145916896351999" calcext:value-type="float">
            <text:p>0,01</text:p>
          </table:table-cell>
          <table:table-cell office:value-type="float" office:value="0.0145066966067399" calcext:value-type="float">
            <text:p>0,01</text:p>
          </table:table-cell>
          <table:table-cell office:value-type="float" office:value="0.00778031283689801" calcext:value-type="float">
            <text:p>0,008</text:p>
          </table:table-cell>
          <table:table-cell office:value-type="float" office:value="0.00748451823165661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5" office:value-type="float" office:value="0.8984525" calcext:value-type="float">
            <text:p>0,898</text:p>
          </table:table-cell>
          <table:table-cell table:style-name="ce5" office:value-type="float" office:value="0.8855556" calcext:value-type="float">
            <text:p>0,886</text:p>
          </table:table-cell>
          <table:table-cell table:style-name="ce5" office:value-type="float" office:value="0.7851139" calcext:value-type="float">
            <text:p>0,785</text:p>
          </table:table-cell>
          <table:table-cell table:style-name="ce35" office:value-type="float" office:value="0.7735306" calcext:value-type="float">
            <text:p>0,77</text:p>
          </table:table-cell>
          <table:table-cell table:style-name="ce5" office:value-type="float" office:value="0.7194412" calcext:value-type="float">
            <text:p>0,719</text:p>
          </table:table-cell>
          <table:table-cell table:style-name="ce5" office:value-type="float" office:value="0.8655585" calcext:value-type="float">
            <text:p>0,866</text:p>
          </table:table-cell>
          <table:table-cell table:formula="of:=LARGE([.B6:.G6];1)" office:value-type="float" office:value="0.8984525" calcext:value-type="float">
            <text:p>0,898</text:p>
          </table:table-cell>
          <table:table-cell table:formula="of:=LARGE([.B6:.G6];2)" office:value-type="float" office:value="0.8855556" calcext:value-type="float">
            <text:p>0,886</text:p>
          </table:table-cell>
          <table:table-cell table:formula="of:=LARGE([.B6:.G6];3)" office:value-type="float" office:value="0.8655585" calcext:value-type="float">
            <text:p>0,866</text:p>
          </table:table-cell>
        </table:table-row>
        <table:table-row table:style-name="ro1">
          <table:covered-table-cell table:style-name="Default"/>
          <table:table-cell office:value-type="float" office:value="0.00313429945123309" calcext:value-type="float">
            <text:p>0,003</text:p>
          </table:table-cell>
          <table:table-cell table:style-name="ce3" office:value-type="float" office:value="0.00605444589041804" calcext:value-type="float">
            <text:p>0,006</text:p>
          </table:table-cell>
          <table:table-cell table:style-name="ce3" office:value-type="float" office:value="0.00850696766715378" calcext:value-type="float">
            <text:p>0,009</text:p>
          </table:table-cell>
          <table:table-cell office:value-type="float" office:value="0.01067254271671" calcext:value-type="float">
            <text:p>0,01</text:p>
          </table:table-cell>
          <table:table-cell office:value-type="float" office:value="0.00428259343856033" calcext:value-type="float">
            <text:p>0,004</text:p>
          </table:table-cell>
          <table:table-cell office:value-type="float" office:value="0.00308462533381287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" office:value-type="float" office:value="0.8968902" calcext:value-type="float">
            <text:p>0,897</text:p>
          </table:table-cell>
          <table:table-cell table:style-name="ce23" office:value-type="float" office:value="0.8800631" calcext:value-type="float">
            <text:p>0,88</text:p>
          </table:table-cell>
          <table:table-cell table:style-name="ce23" office:value-type="float" office:value="0.7535417" calcext:value-type="float">
            <text:p>0,75</text:p>
          </table:table-cell>
          <table:table-cell table:style-name="ce23" office:value-type="float" office:value="0.7329246" calcext:value-type="float">
            <text:p>0,73</text:p>
          </table:table-cell>
          <table:table-cell table:style-name="ce23" office:value-type="float" office:value="0.6752586" calcext:value-type="float">
            <text:p>0,68</text:p>
          </table:table-cell>
          <table:table-cell table:style-name="ce6" office:value-type="float" office:value="0.8694728" calcext:value-type="float">
            <text:p>0,869</text:p>
          </table:table-cell>
          <table:table-cell table:formula="of:=LARGE([.B8:.G8];1)" office:value-type="float" office:value="0.8968902" calcext:value-type="float">
            <text:p>0,897</text:p>
          </table:table-cell>
          <table:table-cell table:formula="of:=LARGE([.B8:.G8];2)" office:value-type="float" office:value="0.8800631" calcext:value-type="float">
            <text:p>0,880</text:p>
          </table:table-cell>
          <table:table-cell table:formula="of:=LARGE([.B8:.G8];3)" office:value-type="float" office:value="0.8694728" calcext:value-type="float">
            <text:p>0,869</text:p>
          </table:table-cell>
        </table:table-row>
        <table:table-row table:style-name="ro1">
          <table:covered-table-cell table:style-name="Default"/>
          <table:table-cell office:value-type="float" office:value="0.00287595878969083" calcext:value-type="float">
            <text:p>0,003</text:p>
          </table:table-cell>
          <table:table-cell office:value-type="float" office:value="0.00976574015064909" calcext:value-type="float">
            <text:p>0,01</text:p>
          </table:table-cell>
          <table:table-cell office:value-type="float" office:value="0.0165738808252624" calcext:value-type="float">
            <text:p>0,02</text:p>
          </table:table-cell>
          <table:table-cell office:value-type="float" office:value="0.016125648533935" calcext:value-type="float">
            <text:p>0,02</text:p>
          </table:table-cell>
          <table:table-cell table:style-name="ce19" office:value-type="float" office:value="0.0161516636369137" calcext:value-type="float">
            <text:p>0,02</text:p>
          </table:table-cell>
          <table:table-cell office:value-type="float" office:value="0.00298234910096052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2</text:p>
          </table:table-cell>
          <table:table-cell table:style-name="ce7" office:value-type="float" office:value="0.8938418" calcext:value-type="float">
            <text:p>0,894</text:p>
          </table:table-cell>
          <table:table-cell table:style-name="ce7" office:value-type="float" office:value="0.8668125" calcext:value-type="float">
            <text:p>0,867</text:p>
          </table:table-cell>
          <table:table-cell table:style-name="ce24" office:value-type="float" office:value="0.7280999" calcext:value-type="float">
            <text:p>0,73</text:p>
          </table:table-cell>
          <table:table-cell table:style-name="ce24" office:value-type="float" office:value="0.7148777" calcext:value-type="float">
            <text:p>0,71</text:p>
          </table:table-cell>
          <table:table-cell table:style-name="ce7" office:value-type="float" office:value="0.6546158" calcext:value-type="float">
            <text:p>0,655</text:p>
          </table:table-cell>
          <table:table-cell table:style-name="ce7" office:value-type="float" office:value="0.8735236" calcext:value-type="float">
            <text:p>0,874</text:p>
          </table:table-cell>
          <table:table-cell table:formula="of:=LARGE([.B10:.G10];1)" office:value-type="float" office:value="0.8938418" calcext:value-type="float">
            <text:p>0,894</text:p>
          </table:table-cell>
          <table:table-cell table:formula="of:=LARGE([.B10:.G10];2)" office:value-type="float" office:value="0.8735236" calcext:value-type="float">
            <text:p>0,874</text:p>
          </table:table-cell>
          <table:table-cell table:formula="of:=LARGE([.B10:.G10];3)" office:value-type="float" office:value="0.8668125" calcext:value-type="float">
            <text:p>0,867</text:p>
          </table:table-cell>
        </table:table-row>
        <table:table-row table:style-name="ro1">
          <table:covered-table-cell table:style-name="Default"/>
          <table:table-cell office:value-type="float" office:value="0.00335665898774363" calcext:value-type="float">
            <text:p>0,003</text:p>
          </table:table-cell>
          <table:table-cell table:style-name="ce3" office:value-type="float" office:value="0.0064648723923988" calcext:value-type="float">
            <text:p>0,006</text:p>
          </table:table-cell>
          <table:table-cell office:value-type="float" office:value="0.0140353684771722" calcext:value-type="float">
            <text:p>0,01</text:p>
          </table:table-cell>
          <table:table-cell office:value-type="float" office:value="0.01283637797862" calcext:value-type="float">
            <text:p>0,01</text:p>
          </table:table-cell>
          <table:table-cell office:value-type="float" office:value="0.00836824956367818" calcext:value-type="float">
            <text:p>0,008</text:p>
          </table:table-cell>
          <table:table-cell office:value-type="float" office:value="0.00376047492213418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8" office:value-type="float" office:value="0.8508475" calcext:value-type="float">
            <text:p>0,851</text:p>
          </table:table-cell>
          <table:table-cell table:style-name="ce8" office:value-type="float" office:value="0.8615381" calcext:value-type="float">
            <text:p>0,862</text:p>
          </table:table-cell>
          <table:table-cell table:style-name="ce36" office:value-type="float" office:value="0.7847572" calcext:value-type="float">
            <text:p>0,78</text:p>
          </table:table-cell>
          <table:table-cell table:style-name="ce8" office:value-type="float" office:value="0.8194695" calcext:value-type="float">
            <text:p>0,819</text:p>
          </table:table-cell>
          <table:table-cell table:style-name="ce8" office:value-type="float" office:value="0.740966" calcext:value-type="float">
            <text:p>0,741</text:p>
          </table:table-cell>
          <table:table-cell table:style-name="ce8" office:value-type="float" office:value="0.7915885" calcext:value-type="float">
            <text:p>0,792</text:p>
          </table:table-cell>
          <table:table-cell table:formula="of:=LARGE([.B12:.G12];1)" office:value-type="float" office:value="0.8615381" calcext:value-type="float">
            <text:p>0,862</text:p>
          </table:table-cell>
          <table:table-cell table:formula="of:=LARGE([.B12:.G12];2)" office:value-type="float" office:value="0.8508475" calcext:value-type="float">
            <text:p>0,851</text:p>
          </table:table-cell>
          <table:table-cell table:formula="of:=LARGE([.B12:.G12];3)" office:value-type="float" office:value="0.8194695" calcext:value-type="float">
            <text:p>0,819</text:p>
          </table:table-cell>
        </table:table-row>
        <table:table-row table:style-name="ro1">
          <table:covered-table-cell table:style-name="Default"/>
          <table:table-cell office:value-type="float" office:value="0.00233475220312564" calcext:value-type="float">
            <text:p>0,002</text:p>
          </table:table-cell>
          <table:table-cell table:style-name="ce3" office:value-type="float" office:value="0.00050700285009062" calcext:value-type="float">
            <text:p>0,001</text:p>
          </table:table-cell>
          <table:table-cell office:value-type="float" office:value="0.0112068340292877" calcext:value-type="float">
            <text:p>0,01</text:p>
          </table:table-cell>
          <table:table-cell table:style-name="ce3" office:value-type="float" office:value="0.00218202090961567" calcext:value-type="float">
            <text:p>0,002</text:p>
          </table:table-cell>
          <table:table-cell office:value-type="float" office:value="0.00754716333465761" calcext:value-type="float">
            <text:p>0,008</text:p>
          </table:table-cell>
          <table:table-cell office:value-type="float" office:value="0.00856305574254893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9" office:value-type="float" office:value="0.8178272" calcext:value-type="float">
            <text:p>0,818</text:p>
          </table:table-cell>
          <table:table-cell table:style-name="ce9" office:value-type="float" office:value="0.8521716" calcext:value-type="float">
            <text:p>0,852</text:p>
          </table:table-cell>
          <table:table-cell table:style-name="ce26" office:value-type="float" office:value="0.7036648" calcext:value-type="float">
            <text:p>0,70</text:p>
          </table:table-cell>
          <table:table-cell table:style-name="ce26" office:value-type="float" office:value="0.6974167" calcext:value-type="float">
            <text:p>0,70</text:p>
          </table:table-cell>
          <table:table-cell table:style-name="ce9" office:value-type="float" office:value="0.6511468" calcext:value-type="float">
            <text:p>0,651</text:p>
          </table:table-cell>
          <table:table-cell table:style-name="ce9" office:value-type="float" office:value="0.7386703" calcext:value-type="float">
            <text:p>0,739</text:p>
          </table:table-cell>
          <table:table-cell table:formula="of:=LARGE([.B14:.G14];1)" office:value-type="float" office:value="0.8521716" calcext:value-type="float">
            <text:p>0,852</text:p>
          </table:table-cell>
          <table:table-cell table:formula="of:=LARGE([.B14:.G14];2)" office:value-type="float" office:value="0.8178272" calcext:value-type="float">
            <text:p>0,818</text:p>
          </table:table-cell>
          <table:table-cell table:formula="of:=LARGE([.B14:.G14];3)" office:value-type="float" office:value="0.7386703" calcext:value-type="float">
            <text:p>0,739</text:p>
          </table:table-cell>
        </table:table-row>
        <table:table-row table:style-name="ro1">
          <table:covered-table-cell table:style-name="Default"/>
          <table:table-cell office:value-type="float" office:value="0.0053857263725518" calcext:value-type="float">
            <text:p>0,005</text:p>
          </table:table-cell>
          <table:table-cell table:style-name="ce3" office:value-type="float" office:value="0.00464943401286653" calcext:value-type="float">
            <text:p>0,005</text:p>
          </table:table-cell>
          <table:table-cell office:value-type="float" office:value="0.0184846214340462" calcext:value-type="float">
            <text:p>0,02</text:p>
          </table:table-cell>
          <table:table-cell office:value-type="float" office:value="0.0145400249934448" calcext:value-type="float">
            <text:p>0,01</text:p>
          </table:table-cell>
          <table:table-cell office:value-type="float" office:value="0.00564759732629725" calcext:value-type="float">
            <text:p>0,006</text:p>
          </table:table-cell>
          <table:table-cell office:value-type="float" office:value="0.00593148822893549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10" office:value-type="float" office:value="0.8183012" calcext:value-type="float">
            <text:p>0,818</text:p>
          </table:table-cell>
          <table:table-cell table:style-name="ce10" office:value-type="float" office:value="0.8455695" calcext:value-type="float">
            <text:p>0,846</text:p>
          </table:table-cell>
          <table:table-cell table:style-name="ce37" office:value-type="float" office:value="0.6635029" calcext:value-type="float">
            <text:p>0,66</text:p>
          </table:table-cell>
          <table:table-cell table:style-name="ce37" office:value-type="float" office:value="0.6380105" calcext:value-type="float">
            <text:p>0,64</text:p>
          </table:table-cell>
          <table:table-cell table:style-name="ce10" office:value-type="float" office:value="0.5998694" calcext:value-type="float">
            <text:p>0,600</text:p>
          </table:table-cell>
          <table:table-cell table:style-name="ce10" office:value-type="float" office:value="0.7388047" calcext:value-type="float">
            <text:p>0,739</text:p>
          </table:table-cell>
          <table:table-cell table:formula="of:=LARGE([.B16:.G16];1)" office:value-type="float" office:value="0.8455695" calcext:value-type="float">
            <text:p>0,846</text:p>
          </table:table-cell>
          <table:table-cell table:formula="of:=LARGE([.B16:.G16];2)" office:value-type="float" office:value="0.8183012" calcext:value-type="float">
            <text:p>0,818</text:p>
          </table:table-cell>
          <table:table-cell table:formula="of:=LARGE([.B16:.G16];3)" office:value-type="float" office:value="0.7388047" calcext:value-type="float">
            <text:p>0,739</text:p>
          </table:table-cell>
        </table:table-row>
        <table:table-row table:style-name="ro1">
          <table:covered-table-cell table:style-name="Default"/>
          <table:table-cell office:value-type="float" office:value="0.00376034630852002" calcext:value-type="float">
            <text:p>0,004</text:p>
          </table:table-cell>
          <table:table-cell table:style-name="ce3" office:value-type="float" office:value="0.00472604431316509" calcext:value-type="float">
            <text:p>0,005</text:p>
          </table:table-cell>
          <table:table-cell office:value-type="float" office:value="0.0226552207336411" calcext:value-type="float">
            <text:p>0,02</text:p>
          </table:table-cell>
          <table:table-cell office:value-type="float" office:value="0.0186297531988483" calcext:value-type="float">
            <text:p>0,02</text:p>
          </table:table-cell>
          <table:table-cell office:value-type="float" office:value="0.00541059599674565" calcext:value-type="float">
            <text:p>0,005</text:p>
          </table:table-cell>
          <table:table-cell office:value-type="float" office:value="0.003578283919702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82" office:value-type="float" office:value="0.8287162" calcext:value-type="float">
            <text:p>0,829</text:p>
          </table:table-cell>
          <table:table-cell table:style-name="ce28" office:value-type="float" office:value="0.8380175" calcext:value-type="float">
            <text:p>0,84</text:p>
          </table:table-cell>
          <table:table-cell table:style-name="ce28" office:value-type="float" office:value="0.6525397" calcext:value-type="float">
            <text:p>0,65</text:p>
          </table:table-cell>
          <table:table-cell table:style-name="ce28" office:value-type="float" office:value="0.6317206" calcext:value-type="float">
            <text:p>0,63</text:p>
          </table:table-cell>
          <table:table-cell table:style-name="ce82" office:value-type="float" office:value="0.5794002" calcext:value-type="float">
            <text:p>0,579</text:p>
          </table:table-cell>
          <table:table-cell table:style-name="ce82" office:value-type="float" office:value="0.7672302" calcext:value-type="float">
            <text:p>0,767</text:p>
          </table:table-cell>
          <table:table-cell table:formula="of:=LARGE([.B18:.G18];1)" office:value-type="float" office:value="0.8380175" calcext:value-type="float">
            <text:p>0,838</text:p>
          </table:table-cell>
          <table:table-cell table:formula="of:=LARGE([.B18:.G18];2)" office:value-type="float" office:value="0.8287162" calcext:value-type="float">
            <text:p>0,829</text:p>
          </table:table-cell>
          <table:table-cell table:formula="of:=LARGE([.B18:.G18];3)" office:value-type="float" office:value="0.7672302" calcext:value-type="float">
            <text:p>0,767</text:p>
          </table:table-cell>
        </table:table-row>
        <table:table-row table:style-name="ro1">
          <table:covered-table-cell table:style-name="Default"/>
          <table:table-cell office:value-type="float" office:value="0.00547397792834423" calcext:value-type="float">
            <text:p>0,005</text:p>
          </table:table-cell>
          <table:table-cell office:value-type="float" office:value="0.0103780072099609" calcext:value-type="float">
            <text:p>0,01</text:p>
          </table:table-cell>
          <table:table-cell office:value-type="float" office:value="0.0238303145889852" calcext:value-type="float">
            <text:p>0,02</text:p>
          </table:table-cell>
          <table:table-cell office:value-type="float" office:value="0.0137519607780127" calcext:value-type="float">
            <text:p>0,01</text:p>
          </table:table-cell>
          <table:table-cell office:value-type="float" office:value="0.00608384706908384" calcext:value-type="float">
            <text:p>0,006</text:p>
          </table:table-cell>
          <table:table-cell office:value-type="float" office:value="0.00463671887868998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3</text:p>
          </table:table-cell>
          <table:table-cell table:style-name="ce12" office:value-type="float" office:value="0.8360646" calcext:value-type="float">
            <text:p>0,836</text:p>
          </table:table-cell>
          <table:table-cell table:style-name="ce29" office:value-type="float" office:value="0.834158" calcext:value-type="float">
            <text:p>0,83</text:p>
          </table:table-cell>
          <table:table-cell table:style-name="ce29" office:value-type="float" office:value="0.6374431" calcext:value-type="float">
            <text:p>0,64</text:p>
          </table:table-cell>
          <table:table-cell table:style-name="ce29" office:value-type="float" office:value="0.613813" calcext:value-type="float">
            <text:p>0,61</text:p>
          </table:table-cell>
          <table:table-cell table:style-name="ce12" office:value-type="float" office:value="0.5633575" calcext:value-type="float">
            <text:p>0,563</text:p>
          </table:table-cell>
          <table:table-cell table:style-name="ce12" office:value-type="float" office:value="0.7773547" calcext:value-type="float">
            <text:p>0,777</text:p>
          </table:table-cell>
          <table:table-cell table:formula="of:=LARGE([.B20:.G20];1)" office:value-type="float" office:value="0.8360646" calcext:value-type="float">
            <text:p>0,836</text:p>
          </table:table-cell>
          <table:table-cell table:formula="of:=LARGE([.B20:.G20];2)" office:value-type="float" office:value="0.834158" calcext:value-type="float">
            <text:p>0,834</text:p>
          </table:table-cell>
          <table:table-cell table:formula="of:=LARGE([.B20:.G20];3)" office:value-type="float" office:value="0.7773547" calcext:value-type="float">
            <text:p>0,777</text:p>
          </table:table-cell>
        </table:table-row>
        <table:table-row table:style-name="ro1">
          <table:covered-table-cell table:style-name="Default"/>
          <table:table-cell office:value-type="float" office:value="0.00496371574931524" calcext:value-type="float">
            <text:p>0,005</text:p>
          </table:table-cell>
          <table:table-cell office:value-type="float" office:value="0.0102533918973187" calcext:value-type="float">
            <text:p>0,01</text:p>
          </table:table-cell>
          <table:table-cell office:value-type="float" office:value="0.0226000215108305" calcext:value-type="float">
            <text:p>0,02</text:p>
          </table:table-cell>
          <table:table-cell office:value-type="float" office:value="0.0152874479034272" calcext:value-type="float">
            <text:p>0,02</text:p>
          </table:table-cell>
          <table:table-cell office:value-type="float" office:value="0.00410554793541616" calcext:value-type="float">
            <text:p>0,004</text:p>
          </table:table-cell>
          <table:table-cell office:value-type="float" office:value="0.0046788206858138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3" office:value-type="float" office:value="0.7979069" calcext:value-type="float">
            <text:p>0,798</text:p>
          </table:table-cell>
          <table:table-cell table:style-name="ce13" office:value-type="float" office:value="0.7813539" calcext:value-type="float">
            <text:p>0,781</text:p>
          </table:table-cell>
          <table:table-cell table:style-name="ce30" office:value-type="float" office:value="0.7132308" calcext:value-type="float">
            <text:p>0,71</text:p>
          </table:table-cell>
          <table:table-cell table:style-name="ce13" office:value-type="float" office:value="0.7359904" calcext:value-type="float">
            <text:p>0,736</text:p>
          </table:table-cell>
          <table:table-cell table:style-name="ce13" office:value-type="float" office:value="0.6255067" calcext:value-type="float">
            <text:p>0,626</text:p>
          </table:table-cell>
          <table:table-cell table:style-name="ce13" office:value-type="float" office:value="0.711582" calcext:value-type="float">
            <text:p>0,712</text:p>
          </table:table-cell>
          <table:table-cell table:formula="of:=LARGE([.B22:.G22];1)" office:value-type="float" office:value="0.7979069" calcext:value-type="float">
            <text:p>0,798</text:p>
          </table:table-cell>
          <table:table-cell table:formula="of:=LARGE([.B22:.G22];2)" office:value-type="float" office:value="0.7813539" calcext:value-type="float">
            <text:p>0,781</text:p>
          </table:table-cell>
          <table:table-cell table:formula="of:=LARGE([.B22:.G22];3)" office:value-type="float" office:value="0.7359904" calcext:value-type="float">
            <text:p>0,736</text:p>
          </table:table-cell>
        </table:table-row>
        <table:table-row table:style-name="ro1">
          <table:covered-table-cell table:style-name="Default"/>
          <table:table-cell office:value-type="float" office:value="0.00245827201302054" calcext:value-type="float">
            <text:p>0,002</text:p>
          </table:table-cell>
          <table:table-cell table:style-name="ce3" office:value-type="float" office:value="0.00275343739532969" calcext:value-type="float">
            <text:p>0,003</text:p>
          </table:table-cell>
          <table:table-cell office:value-type="float" office:value="0.0235995847454992" calcext:value-type="float">
            <text:p>0,02</text:p>
          </table:table-cell>
          <table:table-cell table:style-name="ce3" office:value-type="float" office:value="0.00615885065901098" calcext:value-type="float">
            <text:p>0,006</text:p>
          </table:table-cell>
          <table:table-cell office:value-type="float" office:value="0.00631331557978849" calcext:value-type="float">
            <text:p>0,006</text:p>
          </table:table-cell>
          <table:table-cell office:value-type="float" office:value="0.00960088208447536" calcext:value-type="float">
            <text:p>0,01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44" office:value-type="float" office:value="0.7693189" calcext:value-type="float">
            <text:p>0,769</text:p>
          </table:table-cell>
          <table:table-cell table:style-name="ce58" office:value-type="float" office:value="0.7712288" calcext:value-type="float">
            <text:p>0,77</text:p>
          </table:table-cell>
          <table:table-cell table:style-name="ce58" office:value-type="float" office:value="0.6327356" calcext:value-type="float">
            <text:p>0,63</text:p>
          </table:table-cell>
          <table:table-cell table:style-name="ce58" office:value-type="float" office:value="0.6040326" calcext:value-type="float">
            <text:p>0,60</text:p>
          </table:table-cell>
          <table:table-cell table:style-name="ce44" office:value-type="float" office:value="0.5474037" calcext:value-type="float">
            <text:p>0,547</text:p>
          </table:table-cell>
          <table:table-cell table:style-name="ce44" office:value-type="float" office:value="0.661176" calcext:value-type="float">
            <text:p>0,661</text:p>
          </table:table-cell>
          <table:table-cell table:formula="of:=LARGE([.B24:.G24];1)" office:value-type="float" office:value="0.7712288" calcext:value-type="float">
            <text:p>0,771</text:p>
          </table:table-cell>
          <table:table-cell table:formula="of:=LARGE([.B24:.G24];2)" office:value-type="float" office:value="0.7693189" calcext:value-type="float">
            <text:p>0,769</text:p>
          </table:table-cell>
          <table:table-cell table:formula="of:=LARGE([.B24:.G24];3)" office:value-type="float" office:value="0.661176" calcext:value-type="float">
            <text:p>0,661</text:p>
          </table:table-cell>
        </table:table-row>
        <table:table-row table:style-name="ro1">
          <table:covered-table-cell table:style-name="Default"/>
          <table:table-cell office:value-type="float" office:value="0.00579954455884254" calcext:value-type="float">
            <text:p>0,006</text:p>
          </table:table-cell>
          <table:table-cell office:value-type="float" office:value="0.00956627227084826" calcext:value-type="float">
            <text:p>0,01</text:p>
          </table:table-cell>
          <table:table-cell office:value-type="float" office:value="0.0188747750513748" calcext:value-type="float">
            <text:p>0,02</text:p>
          </table:table-cell>
          <table:table-cell office:value-type="float" office:value="0.0106450713402964" calcext:value-type="float">
            <text:p>0,01</text:p>
          </table:table-cell>
          <table:table-cell office:value-type="float" office:value="0.00552382762312512" calcext:value-type="float">
            <text:p>0,006</text:p>
          </table:table-cell>
          <table:table-cell office:value-type="float" office:value="0.00726994770270049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45" office:value-type="float" office:value="0.7752661" calcext:value-type="float">
            <text:p>0,775</text:p>
          </table:table-cell>
          <table:table-cell table:style-name="ce59" office:value-type="float" office:value="0.7427122" calcext:value-type="float">
            <text:p>0,74</text:p>
          </table:table-cell>
          <table:table-cell table:style-name="ce59" office:value-type="float" office:value="0.6098815" calcext:value-type="float">
            <text:p>0,61</text:p>
          </table:table-cell>
          <table:table-cell table:style-name="ce59" office:value-type="float" office:value="0.5506072" calcext:value-type="float">
            <text:p>0,55</text:p>
          </table:table-cell>
          <table:table-cell table:style-name="ce45" office:value-type="float" office:value="0.4916039" calcext:value-type="float">
            <text:p>0,492</text:p>
          </table:table-cell>
          <table:table-cell table:style-name="ce45" office:value-type="float" office:value="0.6561877" calcext:value-type="float">
            <text:p>0,656</text:p>
          </table:table-cell>
          <table:table-cell table:formula="of:=LARGE([.B26:.G26];1)" office:value-type="float" office:value="0.7752661" calcext:value-type="float">
            <text:p>0,775</text:p>
          </table:table-cell>
          <table:table-cell table:formula="of:=LARGE([.B26:.G26];2)" office:value-type="float" office:value="0.7427122" calcext:value-type="float">
            <text:p>0,743</text:p>
          </table:table-cell>
          <table:table-cell table:formula="of:=LARGE([.B26:.G26];3)" office:value-type="float" office:value="0.6561877" calcext:value-type="float">
            <text:p>0,656</text:p>
          </table:table-cell>
        </table:table-row>
        <table:table-row table:style-name="ro1">
          <table:covered-table-cell table:style-name="Default"/>
          <table:table-cell office:value-type="float" office:value="0.00619704105924755" calcext:value-type="float">
            <text:p>0,006</text:p>
          </table:table-cell>
          <table:table-cell office:value-type="float" office:value="0.0125781813931904" calcext:value-type="float">
            <text:p>0,01</text:p>
          </table:table-cell>
          <table:table-cell office:value-type="float" office:value="0.0171506415404789" calcext:value-type="float">
            <text:p>0,02</text:p>
          </table:table-cell>
          <table:table-cell office:value-type="float" office:value="0.0216059128008978" calcext:value-type="float">
            <text:p>0,02</text:p>
          </table:table-cell>
          <table:table-cell office:value-type="float" office:value="0.00700447050746878" calcext:value-type="float">
            <text:p>0,007</text:p>
          </table:table-cell>
          <table:table-cell office:value-type="float" office:value="0.00604161111045721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97" office:value-type="float" office:value="0.7867227" calcext:value-type="float">
            <text:p>0,787</text:p>
          </table:table-cell>
          <table:table-cell table:style-name="ce147" office:value-type="float" office:value="0.754983" calcext:value-type="float">
            <text:p>0,75</text:p>
          </table:table-cell>
          <table:table-cell table:style-name="ce147" office:value-type="float" office:value="0.6301137" calcext:value-type="float">
            <text:p>0,63</text:p>
          </table:table-cell>
          <table:table-cell table:style-name="ce147" office:value-type="float" office:value="0.5355049" calcext:value-type="float">
            <text:p>0,54</text:p>
          </table:table-cell>
          <table:table-cell table:style-name="ce97" office:value-type="float" office:value="0.4758553" calcext:value-type="float">
            <text:p>0,476</text:p>
          </table:table-cell>
          <table:table-cell table:style-name="ce97" office:value-type="float" office:value="0.6778254" calcext:value-type="float">
            <text:p>0,678</text:p>
          </table:table-cell>
          <table:table-cell table:formula="of:=LARGE([.B28:.G28];1)" office:value-type="float" office:value="0.7867227" calcext:value-type="float">
            <text:p>0,787</text:p>
          </table:table-cell>
          <table:table-cell table:formula="of:=LARGE([.B28:.G28];2)" office:value-type="float" office:value="0.754983" calcext:value-type="float">
            <text:p>0,755</text:p>
          </table:table-cell>
          <table:table-cell table:formula="of:=LARGE([.B28:.G28];3)" office:value-type="float" office:value="0.6778254" calcext:value-type="float">
            <text:p>0,678</text:p>
          </table:table-cell>
        </table:table-row>
        <table:table-row table:style-name="ro1">
          <table:covered-table-cell table:style-name="Default"/>
          <table:table-cell office:value-type="float" office:value="0.00714498915394555" calcext:value-type="float">
            <text:p>0,007</text:p>
          </table:table-cell>
          <table:table-cell office:value-type="float" office:value="0.0129157911875348" calcext:value-type="float">
            <text:p>0,01</text:p>
          </table:table-cell>
          <table:table-cell office:value-type="float" office:value="0.0248655852295899" calcext:value-type="float">
            <text:p>0,02</text:p>
          </table:table-cell>
          <table:table-cell office:value-type="float" office:value="0.00987931938394545" calcext:value-type="float">
            <text:p>0,01</text:p>
          </table:table-cell>
          <table:table-cell office:value-type="float" office:value="0.00539965369352517" calcext:value-type="float">
            <text:p>0,005</text:p>
          </table:table-cell>
          <table:table-cell office:value-type="float" office:value="0.005099214806222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4</text:p>
          </table:table-cell>
          <table:table-cell table:style-name="ce98" office:value-type="float" office:value="0.7964075" calcext:value-type="float">
            <text:p>0,796</text:p>
          </table:table-cell>
          <table:table-cell table:style-name="ce66" office:value-type="float" office:value="0.7435454" calcext:value-type="float">
            <text:p>0,74</text:p>
          </table:table-cell>
          <table:table-cell table:style-name="ce66" office:value-type="float" office:value="0.6155273" calcext:value-type="float">
            <text:p>0,62</text:p>
          </table:table-cell>
          <table:table-cell table:style-name="ce66" office:value-type="float" office:value="0.5350133" calcext:value-type="float">
            <text:p>0,54</text:p>
          </table:table-cell>
          <table:table-cell table:style-name="ce98" office:value-type="float" office:value="0.4682472" calcext:value-type="float">
            <text:p>0,468</text:p>
          </table:table-cell>
          <table:table-cell table:style-name="ce98" office:value-type="float" office:value="0.7022729" calcext:value-type="float">
            <text:p>0,702</text:p>
          </table:table-cell>
          <table:table-cell table:formula="of:=LARGE([.B30:.G30];1)" office:value-type="float" office:value="0.7964075" calcext:value-type="float">
            <text:p>0,796</text:p>
          </table:table-cell>
          <table:table-cell table:formula="of:=LARGE([.B30:.G30];2)" office:value-type="float" office:value="0.7435454" calcext:value-type="float">
            <text:p>0,744</text:p>
          </table:table-cell>
          <table:table-cell table:formula="of:=LARGE([.B30:.G30];3)" office:value-type="float" office:value="0.7022729" calcext:value-type="float">
            <text:p>0,702</text:p>
          </table:table-cell>
        </table:table-row>
        <table:table-row table:style-name="ro1">
          <table:covered-table-cell table:style-name="Default"/>
          <table:table-cell office:value-type="float" office:value="0.00420713439885155" calcext:value-type="float">
            <text:p>0,004</text:p>
          </table:table-cell>
          <table:table-cell office:value-type="float" office:value="0.0131597146108873" calcext:value-type="float">
            <text:p>0,01</text:p>
          </table:table-cell>
          <table:table-cell office:value-type="float" office:value="0.0251936117936671" calcext:value-type="float">
            <text:p>0,03</text:p>
          </table:table-cell>
          <table:table-cell office:value-type="float" office:value="0.0134334715100007" calcext:value-type="float">
            <text:p>0,01</text:p>
          </table:table-cell>
          <table:table-cell office:value-type="float" office:value="0.00465406694837967" calcext:value-type="float">
            <text:p>0,005</text:p>
          </table:table-cell>
          <table:table-cell office:value-type="float" office:value="0.0063448763652257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9" office:value-type="float" office:value="0.837827706666667" calcext:value-type="float">
            <text:p>0,84</text:p>
          </table:table-cell>
          <table:table-cell table:style-name="ce99" office:value-type="float" office:value="0.8309479" calcext:value-type="float">
            <text:p>0,83</text:p>
          </table:table-cell>
          <table:table-cell table:style-name="ce99" office:value-type="float" office:value="0.70439544" calcext:value-type="float">
            <text:p>0,70</text:p>
          </table:table-cell>
          <table:table-cell table:style-name="ce140" office:value-type="float" office:value="0.686589486666667" calcext:value-type="float">
            <text:p>0,7</text:p>
          </table:table-cell>
          <table:table-cell table:style-name="ce140" office:value-type="float" office:value="0.62828884" calcext:value-type="float">
            <text:p>0,6</text:p>
          </table:table-cell>
          <table:table-cell table:style-name="ce99" office:value-type="float" office:value="0.772103793333333" calcext:value-type="float">
            <text:p>0,77</text:p>
          </table:table-cell>
          <table:table-cell table:formula="of:=LARGE([.B32:.G32];1)" office:value-type="float" office:value="0.837827706666667" calcext:value-type="float">
            <text:p>0,838</text:p>
          </table:table-cell>
          <table:table-cell table:formula="of:=LARGE([.B32:.G32];2)" office:value-type="float" office:value="0.8309479" calcext:value-type="float">
            <text:p>0,831</text:p>
          </table:table-cell>
          <table:table-cell table:formula="of:=LARGE([.B32:.G32];3)" office:value-type="float" office:value="0.772103793333333" calcext:value-type="float">
            <text:p>0,772</text:p>
          </table:table-cell>
        </table:table-row>
        <table:table-row table:style-name="ro1">
          <table:covered-table-cell table:style-name="Default"/>
          <table:table-cell table:style-name="ce19" office:value-type="float" office:value="0.0476359599275655" calcext:value-type="float">
            <text:p>0,05</text:p>
          </table:table-cell>
          <table:table-cell office:value-type="float" office:value="0.0560218415159362" calcext:value-type="float">
            <text:p>0,06</text:p>
          </table:table-cell>
          <table:table-cell office:value-type="float" office:value="0.0771672038765589" calcext:value-type="float">
            <text:p>0,08</text:p>
          </table:table-cell>
          <table:table-cell table:style-name="ce39" office:value-type="float" office:value="0.108687323376724" calcext:value-type="float">
            <text:p>0,1</text:p>
          </table:table-cell>
          <table:table-cell table:style-name="ce39" office:value-type="float" office:value="0.109384433757342" calcext:value-type="float">
            <text:p>0,1</text:p>
          </table:table-cell>
          <table:table-cell table:style-name="ce19" office:value-type="float" office:value="0.0801319816204322" calcext:value-type="float">
            <text:p>0,08</text:p>
          </table:table-cell>
          <table:table-cell table:style-name="Default" table:number-columns-repeated="3"/>
        </table:table-row>
        <table:table-row table:style-name="ro1">
          <table:table-cell table:number-columns-spanned="1" table:number-rows-spanned="2"/>
          <table:table-cell table:style-name="ce19"/>
          <table:table-cell table:style-name="ce39" table:number-columns-repeated="2"/>
          <table:table-cell/>
          <table:table-cell table:style-name="ce19" table:number-columns-repeated="2"/>
          <table:table-cell table:style-name="Default" table:number-columns-repeated="3"/>
        </table:table-row>
        <table:table-row table:style-name="ro1">
          <table:covered-table-cell table:style-name="Default"/>
          <table:table-cell table:style-name="ce19"/>
          <table:table-cell table:style-name="ce39" table:number-columns-repeated="2"/>
          <table:table-cell/>
          <table:table-cell table:style-name="ce19" table:number-columns-repeated="2"/>
          <table:table-cell table:style-name="Default"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8:HVR.G28">
            <calcext:condition calcext:apply-style-name="Accent 1" calcext:value="=[$HVR.$H$28]" calcext:base-cell-address="HVR.B28"/>
            <calcext:condition calcext:apply-style-name="Accent 2" calcext:value="=[$HVR.$I$28]" calcext:base-cell-address="HVR.B28"/>
            <calcext:condition calcext:apply-style-name="Accent 3" calcext:value="=[$HVR.$J$28]" calcext:base-cell-address="HVR.B28"/>
          </calcext:conditional-format>
          <calcext:conditional-format calcext:target-range-address="HVR.B30:HVR.G30">
            <calcext:condition calcext:apply-style-name="Accent 1" calcext:value="=[$HVR.$H$30]" calcext:base-cell-address="HVR.B30"/>
            <calcext:condition calcext:apply-style-name="Accent 2" calcext:value="=[$HVR.$I$30]" calcext:base-cell-address="HVR.B30"/>
            <calcext:condition calcext:apply-style-name="Accent 3" calcext:value="=[$HVR.$J$30]" calcext:base-cell-address="HVR.B30"/>
          </calcext:conditional-format>
          <calcext:conditional-format calcext:target-range-address="HVR.B32:HVR.G32">
            <calcext:condition calcext:apply-style-name="Accent 1" calcext:value="=[$HVR.$H$32]" calcext:base-cell-address="HVR.B32"/>
            <calcext:condition calcext:apply-style-name="Accent 2" calcext:value="=[$HVR.$I$32]" calcext:base-cell-address="HVR.B32"/>
            <calcext:condition calcext:apply-style-name="Accent 3" calcext:value="=[$HVR.$J$32]" calcext:base-cell-address="HVR.B3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10" table:default-cell-style-name="ce60"/>
        <table:table-column table:style-name="co11" table:default-cell-style-name="ce3"/>
        <table:table-column table:style-name="co4" table:default-cell-style-name="ce3"/>
        <table:table-column table:style-name="co5" table:default-cell-style-name="ce3"/>
        <table:table-column table:style-name="co12" table:default-cell-style-name="ce3"/>
        <table:table-column table:style-name="co7" table:default-cell-style-name="ce3"/>
        <table:table-column table:style-name="co9" table:number-columns-repeated="3" table:default-cell-style-name="ce60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81" office:value-type="float" office:value="0.04515348" calcext:value-type="float">
            <text:p>0,045153</text:p>
          </table:table-cell>
          <table:table-cell table:style-name="ce105" office:value-type="float" office:value="0.04514904" calcext:value-type="float">
            <text:p>0,0451490</text:p>
          </table:table-cell>
          <table:table-cell table:style-name="ce114" office:value-type="float" office:value="0.05492903" calcext:value-type="float">
            <text:p>0,055</text:p>
          </table:table-cell>
          <table:table-cell table:style-name="ce120" office:value-type="float" office:value="0.04530968" calcext:value-type="float">
            <text:p>0,0453</text:p>
          </table:table-cell>
          <table:table-cell table:style-name="ce120" office:value-type="float" office:value="0.05193648" calcext:value-type="float">
            <text:p>0,0519</text:p>
          </table:table-cell>
          <table:table-cell table:style-name="ce120" office:value-type="float" office:value="0.04673492" calcext:value-type="float">
            <text:p>0,0467</text:p>
          </table:table-cell>
          <table:table-cell table:formula="of:=SMALL([.B2:.G2];1)" office:value-type="float" office:value="0.04514904" calcext:value-type="float">
            <text:p>0,0451</text:p>
          </table:table-cell>
          <table:table-cell table:formula="of:=SMALL([.B2:.G2];2)" office:value-type="float" office:value="0.04515348" calcext:value-type="float">
            <text:p>0,0452</text:p>
          </table:table-cell>
          <table:table-cell table:formula="of:=SMALL([.B2:.G2];3)" office:value-type="float" office:value="0.04530968" calcext:value-type="float">
            <text:p>0,0453</text:p>
          </table:table-cell>
        </table:table-row>
        <table:table-row table:style-name="ro1">
          <table:covered-table-cell table:style-name="Default"/>
          <table:table-cell table:style-name="ce83" office:value-type="float" office:value="0.0000087677591207793" calcext:value-type="float">
            <text:p>0,000009</text:p>
          </table:table-cell>
          <table:table-cell table:style-name="ce106" office:value-type="float" office:value="0.00000088000000000033" calcext:value-type="float">
            <text:p>0,0000009</text:p>
          </table:table-cell>
          <table:table-cell office:value-type="float" office:value="0.00336034887505747" calcext:value-type="float">
            <text:p>0,003</text:p>
          </table:table-cell>
          <table:table-cell table:style-name="ce60" office:value-type="float" office:value="0.000179710961268366" calcext:value-type="float">
            <text:p>0,0002</text:p>
          </table:table-cell>
          <table:table-cell table:style-name="ce60" office:value-type="float" office:value="0.000921311606135514" calcext:value-type="float">
            <text:p>0,0009</text:p>
          </table:table-cell>
          <table:table-cell table:style-name="ce60" office:value-type="float" office:value="0.000654791549731668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84" office:value-type="float" office:value="0.04624739" calcext:value-type="float">
            <text:p>0,0462</text:p>
          </table:table-cell>
          <table:table-cell table:style-name="ce84" office:value-type="float" office:value="0.04680227" calcext:value-type="float">
            <text:p>0,0468</text:p>
          </table:table-cell>
          <table:table-cell table:style-name="ce115" office:value-type="float" office:value="0.06710498" calcext:value-type="float">
            <text:p>0,067</text:p>
          </table:table-cell>
          <table:table-cell table:style-name="ce115" office:value-type="float" office:value="0.06694261" calcext:value-type="float">
            <text:p>0,067</text:p>
          </table:table-cell>
          <table:table-cell table:style-name="ce115" office:value-type="float" office:value="0.08444449" calcext:value-type="float">
            <text:p>0,084</text:p>
          </table:table-cell>
          <table:table-cell table:style-name="ce84" office:value-type="float" office:value="0.04986973" calcext:value-type="float">
            <text:p>0,0499</text:p>
          </table:table-cell>
          <table:table-cell table:formula="of:=SMALL([.B4:.G4];1)" office:value-type="float" office:value="0.04624739" calcext:value-type="float">
            <text:p>0,0462</text:p>
          </table:table-cell>
          <table:table-cell table:formula="of:=SMALL([.B4:.G4];2)" office:value-type="float" office:value="0.04680227" calcext:value-type="float">
            <text:p>0,0468</text:p>
          </table:table-cell>
          <table:table-cell table:formula="of:=SMALL([.B4:.G4];3)" office:value-type="float" office:value="0.04986973" calcext:value-type="float">
            <text:p>0,0499</text:p>
          </table:table-cell>
        </table:table-row>
        <table:table-row table:style-name="ro1">
          <table:covered-table-cell table:style-name="Default"/>
          <table:table-cell office:value-type="float" office:value="0.000114875458214538" calcext:value-type="float">
            <text:p>0,0001</text:p>
          </table:table-cell>
          <table:table-cell table:style-name="ce60" office:value-type="float" office:value="0.000822680013188603" calcext:value-type="float">
            <text:p>0,0008</text:p>
          </table:table-cell>
          <table:table-cell office:value-type="float" office:value="0.00550161389699423" calcext:value-type="float">
            <text:p>0,006</text:p>
          </table:table-cell>
          <table:table-cell office:value-type="float" office:value="0.00686681239709517" calcext:value-type="float">
            <text:p>0,007</text:p>
          </table:table-cell>
          <table:table-cell office:value-type="float" office:value="0.00320121879303805" calcext:value-type="float">
            <text:p>0,003</text:p>
          </table:table-cell>
          <table:table-cell table:style-name="ce60" office:value-type="float" office:value="0.000833407175455072" calcext:value-type="float">
            <text:p>0,0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62" office:value-type="float" office:value="0.04753814" calcext:value-type="float">
            <text:p>0,0475</text:p>
          </table:table-cell>
          <table:table-cell table:style-name="ce108" office:value-type="float" office:value="0.05102615" calcext:value-type="float">
            <text:p>0,051</text:p>
          </table:table-cell>
          <table:table-cell table:style-name="ce108" office:value-type="float" office:value="0.08188332" calcext:value-type="float">
            <text:p>0,082</text:p>
          </table:table-cell>
          <table:table-cell table:style-name="ce108" office:value-type="float" office:value="0.09119497" calcext:value-type="float">
            <text:p>0,091</text:p>
          </table:table-cell>
          <table:table-cell table:style-name="ce108" office:value-type="float" office:value="0.1261443" calcext:value-type="float">
            <text:p>0,126</text:p>
          </table:table-cell>
          <table:table-cell table:style-name="ce108" office:value-type="float" office:value="0.05025019" calcext:value-type="float">
            <text:p>0,050</text:p>
          </table:table-cell>
          <table:table-cell table:formula="of:=SMALL([.B6:.G6];1)" office:value-type="float" office:value="0.04753814" calcext:value-type="float">
            <text:p>0,0475</text:p>
          </table:table-cell>
          <table:table-cell table:formula="of:=SMALL([.B6:.G6];2)" office:value-type="float" office:value="0.05025019" calcext:value-type="float">
            <text:p>0,0503</text:p>
          </table:table-cell>
          <table:table-cell table:formula="of:=SMALL([.B6:.G6];3)" office:value-type="float" office:value="0.05102615" calcext:value-type="float">
            <text:p>0,0510</text:p>
          </table:table-cell>
        </table:table-row>
        <table:table-row table:style-name="ro1">
          <table:covered-table-cell table:style-name="Default"/>
          <table:table-cell office:value-type="float" office:value="0.000416495798778331" calcext:value-type="float">
            <text:p>0,0004</text:p>
          </table:table-cell>
          <table:table-cell office:value-type="float" office:value="0.00181033988535302" calcext:value-type="float">
            <text:p>0,002</text:p>
          </table:table-cell>
          <table:table-cell office:value-type="float" office:value="0.0043922463600759" calcext:value-type="float">
            <text:p>0,004</text:p>
          </table:table-cell>
          <table:table-cell office:value-type="float" office:value="0.00549854390326203" calcext:value-type="float">
            <text:p>0,005</text:p>
          </table:table-cell>
          <table:table-cell office:value-type="float" office:value="0.00200599172730099" calcext:value-type="float">
            <text:p>0,002</text:p>
          </table:table-cell>
          <table:table-cell office:value-type="float" office:value="0.000991818424360024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63" office:value-type="float" office:value="0.04806304" calcext:value-type="float">
            <text:p>0,0481</text:p>
          </table:table-cell>
          <table:table-cell table:style-name="ce109" office:value-type="float" office:value="0.05757897" calcext:value-type="float">
            <text:p>0,058</text:p>
          </table:table-cell>
          <table:table-cell table:style-name="ce116" office:value-type="float" office:value="0.10263588" calcext:value-type="float">
            <text:p>0,10</text:p>
          </table:table-cell>
          <table:table-cell table:style-name="ce109" office:value-type="float" office:value="0.1169252" calcext:value-type="float">
            <text:p>0,117</text:p>
          </table:table-cell>
          <table:table-cell table:style-name="ce109" office:value-type="float" office:value="0.1564786" calcext:value-type="float">
            <text:p>0,156</text:p>
          </table:table-cell>
          <table:table-cell table:style-name="ce109" office:value-type="float" office:value="0.04972117" calcext:value-type="float">
            <text:p>0,050</text:p>
          </table:table-cell>
          <table:table-cell table:formula="of:=SMALL([.B8:.G8];1)" office:value-type="float" office:value="0.04806304" calcext:value-type="float">
            <text:p>0,0481</text:p>
          </table:table-cell>
          <table:table-cell table:formula="of:=SMALL([.B8:.G8];2)" office:value-type="float" office:value="0.04972117" calcext:value-type="float">
            <text:p>0,0497</text:p>
          </table:table-cell>
          <table:table-cell table:formula="of:=SMALL([.B8:.G8];3)" office:value-type="float" office:value="0.05757897" calcext:value-type="float">
            <text:p>0,0576</text:p>
          </table:table-cell>
        </table:table-row>
        <table:table-row table:style-name="ro1">
          <table:covered-table-cell table:style-name="Default"/>
          <table:table-cell office:value-type="float" office:value="0.000673342739175228" calcext:value-type="float">
            <text:p>0,0007</text:p>
          </table:table-cell>
          <table:table-cell office:value-type="float" office:value="0.00329839146768542" calcext:value-type="float">
            <text:p>0,003</text:p>
          </table:table-cell>
          <table:table-cell table:style-name="ce19" office:value-type="float" office:value="0.00954011839358402" calcext:value-type="float">
            <text:p>0,01</text:p>
          </table:table-cell>
          <table:table-cell office:value-type="float" office:value="0.00929809852389186" calcext:value-type="float">
            <text:p>0,009</text:p>
          </table:table-cell>
          <table:table-cell office:value-type="float" office:value="0.00836930965133923" calcext:value-type="float">
            <text:p>0,008</text:p>
          </table:table-cell>
          <table:table-cell office:value-type="float" office:value="0.00150972109215577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2</text:p>
          </table:table-cell>
          <table:table-cell table:style-name="ce65" office:value-type="float" office:value="0.04864485" calcext:value-type="float">
            <text:p>0,0486</text:p>
          </table:table-cell>
          <table:table-cell table:style-name="ce110" office:value-type="float" office:value="0.0632334" calcext:value-type="float">
            <text:p>0,063</text:p>
          </table:table-cell>
          <table:table-cell table:style-name="ce110" office:value-type="float" office:value="0.1213998" calcext:value-type="float">
            <text:p>0,121</text:p>
          </table:table-cell>
          <table:table-cell table:style-name="ce110" office:value-type="float" office:value="0.131017" calcext:value-type="float">
            <text:p>0,131</text:p>
          </table:table-cell>
          <table:table-cell table:style-name="ce110" office:value-type="float" office:value="0.1722268" calcext:value-type="float">
            <text:p>0,172</text:p>
          </table:table-cell>
          <table:table-cell table:style-name="ce110" office:value-type="float" office:value="0.04932956" calcext:value-type="float">
            <text:p>0,049</text:p>
          </table:table-cell>
          <table:table-cell table:formula="of:=SMALL([.B10:.G10];1)" office:value-type="float" office:value="0.04864485" calcext:value-type="float">
            <text:p>0,0486</text:p>
          </table:table-cell>
          <table:table-cell table:formula="of:=SMALL([.B10:.G10];2)" office:value-type="float" office:value="0.04932956" calcext:value-type="float">
            <text:p>0,0493</text:p>
          </table:table-cell>
          <table:table-cell table:formula="of:=SMALL([.B10:.G10];3)" office:value-type="float" office:value="0.0632334" calcext:value-type="float">
            <text:p>0,0632</text:p>
          </table:table-cell>
        </table:table-row>
        <table:table-row table:style-name="ro1">
          <table:covered-table-cell table:style-name="Default"/>
          <table:table-cell office:value-type="float" office:value="0.000554964525442842" calcext:value-type="float">
            <text:p>0,0006</text:p>
          </table:table-cell>
          <table:table-cell office:value-type="float" office:value="0.00265796311787805" calcext:value-type="float">
            <text:p>0,003</text:p>
          </table:table-cell>
          <table:table-cell office:value-type="float" office:value="0.00817870439372888" calcext:value-type="float">
            <text:p>0,008</text:p>
          </table:table-cell>
          <table:table-cell office:value-type="float" office:value="0.00791878763448042" calcext:value-type="float">
            <text:p>0,008</text:p>
          </table:table-cell>
          <table:table-cell office:value-type="float" office:value="0.00516938446625901" calcext:value-type="float">
            <text:p>0,005</text:p>
          </table:table-cell>
          <table:table-cell office:value-type="float" office:value="0.00154502382130503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91" office:value-type="float" office:value="0.0449515" calcext:value-type="float">
            <text:p>0,0450</text:p>
          </table:table-cell>
          <table:table-cell table:style-name="ce91" office:value-type="float" office:value="0.04541465" calcext:value-type="float">
            <text:p>0,0454</text:p>
          </table:table-cell>
          <table:table-cell table:style-name="ce117" office:value-type="float" office:value="0.05421383" calcext:value-type="float">
            <text:p>0,054</text:p>
          </table:table-cell>
          <table:table-cell table:style-name="ce91" office:value-type="float" office:value="0.04480154" calcext:value-type="float">
            <text:p>0,0448</text:p>
          </table:table-cell>
          <table:table-cell table:style-name="ce91" office:value-type="float" office:value="0.05838562" calcext:value-type="float">
            <text:p>0,0584</text:p>
          </table:table-cell>
          <table:table-cell table:style-name="ce91" office:value-type="float" office:value="0.04687595" calcext:value-type="float">
            <text:p>0,0469</text:p>
          </table:table-cell>
          <table:table-cell table:formula="of:=SMALL([.B12:.G12];1)" office:value-type="float" office:value="0.04480154" calcext:value-type="float">
            <text:p>0,0448</text:p>
          </table:table-cell>
          <table:table-cell table:formula="of:=SMALL([.B12:.G12];2)" office:value-type="float" office:value="0.0449515" calcext:value-type="float">
            <text:p>0,0450</text:p>
          </table:table-cell>
          <table:table-cell table:formula="of:=SMALL([.B12:.G12];3)" office:value-type="float" office:value="0.04541465" calcext:value-type="float">
            <text:p>0,0454</text:p>
          </table:table-cell>
        </table:table-row>
        <table:table-row table:style-name="ro1">
          <table:covered-table-cell table:style-name="Default"/>
          <table:table-cell office:value-type="float" office:value="0.000399089924703694" calcext:value-type="float">
            <text:p>0,0004</text:p>
          </table:table-cell>
          <table:table-cell table:style-name="ce60" office:value-type="float" office:value="0.000521820189816377" calcext:value-type="float">
            <text:p>0,0005</text:p>
          </table:table-cell>
          <table:table-cell office:value-type="float" office:value="0.00254541939571851" calcext:value-type="float">
            <text:p>0,003</text:p>
          </table:table-cell>
          <table:table-cell table:style-name="ce60" office:value-type="float" office:value="0.000256760811651622" calcext:value-type="float">
            <text:p>0,0003</text:p>
          </table:table-cell>
          <table:table-cell table:style-name="ce60" office:value-type="float" office:value="0.000944462067846029" calcext:value-type="float">
            <text:p>0,0009</text:p>
          </table:table-cell>
          <table:table-cell table:style-name="ce60" office:value-type="float" office:value="0.00073548460656903" calcext:value-type="float">
            <text:p>0,0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92" office:value-type="float" office:value="0.04592235" calcext:value-type="float">
            <text:p>0,0459</text:p>
          </table:table-cell>
          <table:table-cell table:style-name="ce92" office:value-type="float" office:value="0.04553153" calcext:value-type="float">
            <text:p>0,0455</text:p>
          </table:table-cell>
          <table:table-cell table:style-name="ce118" office:value-type="float" office:value="0.06542502" calcext:value-type="float">
            <text:p>0,065</text:p>
          </table:table-cell>
          <table:table-cell table:style-name="ce118" office:value-type="float" office:value="0.06734595" calcext:value-type="float">
            <text:p>0,067</text:p>
          </table:table-cell>
          <table:table-cell table:style-name="ce118" office:value-type="float" office:value="0.08366064" calcext:value-type="float">
            <text:p>0,084</text:p>
          </table:table-cell>
          <table:table-cell table:style-name="ce118" office:value-type="float" office:value="0.05449536" calcext:value-type="float">
            <text:p>0,054</text:p>
          </table:table-cell>
          <table:table-cell table:formula="of:=SMALL([.B14:.G14];1)" office:value-type="float" office:value="0.04553153" calcext:value-type="float">
            <text:p>0,0455</text:p>
          </table:table-cell>
          <table:table-cell table:formula="of:=SMALL([.B14:.G14];2)" office:value-type="float" office:value="0.04592235" calcext:value-type="float">
            <text:p>0,0459</text:p>
          </table:table-cell>
          <table:table-cell table:formula="of:=SMALL([.B14:.G14];3)" office:value-type="float" office:value="0.05449536" calcext:value-type="float">
            <text:p>0,0545</text:p>
          </table:table-cell>
        </table:table-row>
        <table:table-row table:style-name="ro1">
          <table:covered-table-cell table:style-name="Default"/>
          <table:table-cell office:value-type="float" office:value="0.000727246442755136" calcext:value-type="float">
            <text:p>0,0007</text:p>
          </table:table-cell>
          <table:table-cell table:style-name="ce60" office:value-type="float" office:value="0.000604941230286051" calcext:value-type="float">
            <text:p>0,0006</text:p>
          </table:table-cell>
          <table:table-cell office:value-type="float" office:value="0.00415884758383858" calcext:value-type="float">
            <text:p>0,004</text:p>
          </table:table-cell>
          <table:table-cell office:value-type="float" office:value="0.00398270070737182" calcext:value-type="float">
            <text:p>0,004</text:p>
          </table:table-cell>
          <table:table-cell office:value-type="float" office:value="0.00232665786664047" calcext:value-type="float">
            <text:p>0,002</text:p>
          </table:table-cell>
          <table:table-cell office:value-type="float" office:value="0.00129256615552164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69" office:value-type="float" office:value="0.04691026" calcext:value-type="float">
            <text:p>0,0469</text:p>
          </table:table-cell>
          <table:table-cell table:style-name="ce111" office:value-type="float" office:value="0.05018679" calcext:value-type="float">
            <text:p>0,050</text:p>
          </table:table-cell>
          <table:table-cell table:style-name="ce111" office:value-type="float" office:value="0.07599012" calcext:value-type="float">
            <text:p>0,076</text:p>
          </table:table-cell>
          <table:table-cell table:style-name="ce69" office:value-type="float" office:value="0.0870377" calcext:value-type="float">
            <text:p>0,0870</text:p>
          </table:table-cell>
          <table:table-cell table:style-name="ce111" office:value-type="float" office:value="0.1071015" calcext:value-type="float">
            <text:p>0,107</text:p>
          </table:table-cell>
          <table:table-cell table:style-name="ce111" office:value-type="float" office:value="0.05340172" calcext:value-type="float">
            <text:p>0,053</text:p>
          </table:table-cell>
          <table:table-cell table:formula="of:=SMALL([.B16:.G16];1)" office:value-type="float" office:value="0.04691026" calcext:value-type="float">
            <text:p>0,0469</text:p>
          </table:table-cell>
          <table:table-cell table:formula="of:=SMALL([.B16:.G16];2)" office:value-type="float" office:value="0.05018679" calcext:value-type="float">
            <text:p>0,0502</text:p>
          </table:table-cell>
          <table:table-cell table:formula="of:=SMALL([.B16:.G16];3)" office:value-type="float" office:value="0.05340172" calcext:value-type="float">
            <text:p>0,0534</text:p>
          </table:table-cell>
        </table:table-row>
        <table:table-row table:style-name="ro1">
          <table:covered-table-cell table:style-name="Default"/>
          <table:table-cell office:value-type="float" office:value="0.000871773070471897" calcext:value-type="float">
            <text:p>0,0009</text:p>
          </table:table-cell>
          <table:table-cell office:value-type="float" office:value="0.00113094355248173" calcext:value-type="float">
            <text:p>0,001</text:p>
          </table:table-cell>
          <table:table-cell office:value-type="float" office:value="0.00793157719760704" calcext:value-type="float">
            <text:p>0,008</text:p>
          </table:table-cell>
          <table:table-cell table:style-name="ce60" office:value-type="float" office:value="0.00724327571655256" calcext:value-type="float">
            <text:p>0,0072</text:p>
          </table:table-cell>
          <table:table-cell office:value-type="float" office:value="0.00182435902442474" calcext:value-type="float">
            <text:p>0,002</text:p>
          </table:table-cell>
          <table:table-cell office:value-type="float" office:value="0.00114184512067093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90" office:value-type="float" office:value="0.04747117" calcext:value-type="float">
            <text:p>0,047</text:p>
          </table:table-cell>
          <table:table-cell table:style-name="ce90" office:value-type="float" office:value="0.05460993" calcext:value-type="float">
            <text:p>0,055</text:p>
          </table:table-cell>
          <table:table-cell table:style-name="ce119" office:value-type="float" office:value="0.08600903" calcext:value-type="float">
            <text:p>0,09</text:p>
          </table:table-cell>
          <table:table-cell table:style-name="ce90" office:value-type="float" office:value="0.09654105" calcext:value-type="float">
            <text:p>0,097</text:p>
          </table:table-cell>
          <table:table-cell table:style-name="ce90" office:value-type="float" office:value="0.1275836" calcext:value-type="float">
            <text:p>0,128</text:p>
          </table:table-cell>
          <table:table-cell table:style-name="ce90" office:value-type="float" office:value="0.04970536" calcext:value-type="float">
            <text:p>0,050</text:p>
          </table:table-cell>
          <table:table-cell table:formula="of:=SMALL([.B18:.G18];1)" office:value-type="float" office:value="0.04747117" calcext:value-type="float">
            <text:p>0,0475</text:p>
          </table:table-cell>
          <table:table-cell table:formula="of:=SMALL([.B18:.G18];2)" office:value-type="float" office:value="0.04970536" calcext:value-type="float">
            <text:p>0,0497</text:p>
          </table:table-cell>
          <table:table-cell table:formula="of:=SMALL([.B18:.G18];3)" office:value-type="float" office:value="0.05460993" calcext:value-type="float">
            <text:p>0,0546</text:p>
          </table:table-cell>
        </table:table-row>
        <table:table-row table:style-name="ro1">
          <table:covered-table-cell table:style-name="Default"/>
          <table:table-cell table:style-name="ce3" office:value-type="float" office:value="0.00101717857925735" calcext:value-type="float">
            <text:p>0,001</text:p>
          </table:table-cell>
          <table:table-cell office:value-type="float" office:value="0.00195695599697591" calcext:value-type="float">
            <text:p>0,002</text:p>
          </table:table-cell>
          <table:table-cell table:style-name="ce19" office:value-type="float" office:value="0.00984049286753971" calcext:value-type="float">
            <text:p>0,01</text:p>
          </table:table-cell>
          <table:table-cell office:value-type="float" office:value="0.00648003039996727" calcext:value-type="float">
            <text:p>0,006</text:p>
          </table:table-cell>
          <table:table-cell office:value-type="float" office:value="0.00302072356232741" calcext:value-type="float">
            <text:p>0,003</text:p>
          </table:table-cell>
          <table:table-cell office:value-type="float" office:value="0.000922272994508675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3</text:p>
          </table:table-cell>
          <table:table-cell table:style-name="ce85" office:value-type="float" office:value="0.04817895" calcext:value-type="float">
            <text:p>0,0482</text:p>
          </table:table-cell>
          <table:table-cell table:style-name="ce112" office:value-type="float" office:value="0.05897133" calcext:value-type="float">
            <text:p>0,059</text:p>
          </table:table-cell>
          <table:table-cell table:style-name="ce112" office:value-type="float" office:value="0.09669248" calcext:value-type="float">
            <text:p>0,097</text:p>
          </table:table-cell>
          <table:table-cell table:style-name="ce112" office:value-type="float" office:value="0.1095213" calcext:value-type="float">
            <text:p>0,110</text:p>
          </table:table-cell>
          <table:table-cell table:style-name="ce112" office:value-type="float" office:value="0.138716" calcext:value-type="float">
            <text:p>0,139</text:p>
          </table:table-cell>
          <table:table-cell table:style-name="ce85" office:value-type="float" office:value="0.04982305" calcext:value-type="float">
            <text:p>0,0498</text:p>
          </table:table-cell>
          <table:table-cell table:formula="of:=SMALL([.B20:.G20];1)" office:value-type="float" office:value="0.04817895" calcext:value-type="float">
            <text:p>0,0482</text:p>
          </table:table-cell>
          <table:table-cell table:formula="of:=SMALL([.B20:.G20];2)" office:value-type="float" office:value="0.04982305" calcext:value-type="float">
            <text:p>0,0498</text:p>
          </table:table-cell>
          <table:table-cell table:formula="of:=SMALL([.B20:.G20];3)" office:value-type="float" office:value="0.05897133" calcext:value-type="float">
            <text:p>0,0590</text:p>
          </table:table-cell>
        </table:table-row>
        <table:table-row table:style-name="ro1">
          <table:covered-table-cell table:style-name="Default"/>
          <table:table-cell office:value-type="float" office:value="0.00082558027138492" calcext:value-type="float">
            <text:p>0,0008</text:p>
          </table:table-cell>
          <table:table-cell office:value-type="float" office:value="0.00159789757434574" calcext:value-type="float">
            <text:p>0,002</text:p>
          </table:table-cell>
          <table:table-cell office:value-type="float" office:value="0.00849349234011546" calcext:value-type="float">
            <text:p>0,008</text:p>
          </table:table-cell>
          <table:table-cell office:value-type="float" office:value="0.00598852504461658" calcext:value-type="float">
            <text:p>0,006</text:p>
          </table:table-cell>
          <table:table-cell office:value-type="float" office:value="0.00229258417511767" calcext:value-type="float">
            <text:p>0,002</text:p>
          </table:table-cell>
          <table:table-cell table:style-name="ce60" office:value-type="float" office:value="0.000900040418259091" calcext:value-type="float">
            <text:p>0,0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94" office:value-type="float" office:value="0.05507123" calcext:value-type="float">
            <text:p>0,055</text:p>
          </table:table-cell>
          <table:table-cell table:style-name="ce94" office:value-type="float" office:value="0.07569501" calcext:value-type="float">
            <text:p>0,076</text:p>
          </table:table-cell>
          <table:table-cell table:style-name="ce94" office:value-type="float" office:value="0.05325549" calcext:value-type="float">
            <text:p>0,053</text:p>
          </table:table-cell>
          <table:table-cell table:style-name="ce122" office:value-type="float" office:value="0.04357879" calcext:value-type="float">
            <text:p>0,0436</text:p>
          </table:table-cell>
          <table:table-cell table:style-name="ce94" office:value-type="float" office:value="0.06285255" calcext:value-type="float">
            <text:p>0,063</text:p>
          </table:table-cell>
          <table:table-cell table:style-name="ce94" office:value-type="float" office:value="0.04798278" calcext:value-type="float">
            <text:p>0,048</text:p>
          </table:table-cell>
          <table:table-cell table:formula="of:=SMALL([.B22:.G22];1)" office:value-type="float" office:value="0.04357879" calcext:value-type="float">
            <text:p>0,0436</text:p>
          </table:table-cell>
          <table:table-cell table:formula="of:=SMALL([.B22:.G22];2)" office:value-type="float" office:value="0.04798278" calcext:value-type="float">
            <text:p>0,0480</text:p>
          </table:table-cell>
          <table:table-cell table:formula="of:=SMALL([.B22:.G22];3)" office:value-type="float" office:value="0.05325549" calcext:value-type="float">
            <text:p>0,0533</text:p>
          </table:table-cell>
        </table:table-row>
        <table:table-row table:style-name="ro1">
          <table:covered-table-cell table:style-name="Default"/>
          <table:table-cell table:style-name="ce3" office:value-type="float" office:value="0.00140008646308005" calcext:value-type="float">
            <text:p>0,001</text:p>
          </table:table-cell>
          <table:table-cell office:value-type="float" office:value="0.00217870650958315" calcext:value-type="float">
            <text:p>0,002</text:p>
          </table:table-cell>
          <table:table-cell office:value-type="float" office:value="0.00277656452813544" calcext:value-type="float">
            <text:p>0,003</text:p>
          </table:table-cell>
          <table:table-cell table:style-name="ce60" office:value-type="float" office:value="0.000481137787852918" calcext:value-type="float">
            <text:p>0,0005</text:p>
          </table:table-cell>
          <table:table-cell office:value-type="float" office:value="0.00122589740618863" calcext:value-type="float">
            <text:p>0,001</text:p>
          </table:table-cell>
          <table:table-cell office:value-type="float" office:value="0.00134063987916218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95" office:value-type="float" office:value="0.04918948" calcext:value-type="float">
            <text:p>0,049</text:p>
          </table:table-cell>
          <table:table-cell table:style-name="ce95" office:value-type="float" office:value="0.06707366" calcext:value-type="float">
            <text:p>0,067</text:p>
          </table:table-cell>
          <table:table-cell table:style-name="ce95" office:value-type="float" office:value="0.06073201" calcext:value-type="float">
            <text:p>0,061</text:p>
          </table:table-cell>
          <table:table-cell table:style-name="ce95" office:value-type="float" office:value="0.06389032" calcext:value-type="float">
            <text:p>0,064</text:p>
          </table:table-cell>
          <table:table-cell table:style-name="ce95" office:value-type="float" office:value="0.08495794" calcext:value-type="float">
            <text:p>0,085</text:p>
          </table:table-cell>
          <table:table-cell table:style-name="ce124" office:value-type="float" office:value="0.05088845" calcext:value-type="float">
            <text:p>0,0509</text:p>
          </table:table-cell>
          <table:table-cell table:formula="of:=SMALL([.B24:.G24];1)" office:value-type="float" office:value="0.04918948" calcext:value-type="float">
            <text:p>0,0492</text:p>
          </table:table-cell>
          <table:table-cell table:formula="of:=SMALL([.B24:.G24];2)" office:value-type="float" office:value="0.05088845" calcext:value-type="float">
            <text:p>0,0509</text:p>
          </table:table-cell>
          <table:table-cell table:formula="of:=SMALL([.B24:.G24];3)" office:value-type="float" office:value="0.06073201" calcext:value-type="float">
            <text:p>0,0607</text:p>
          </table:table-cell>
        </table:table-row>
        <table:table-row table:style-name="ro1">
          <table:covered-table-cell table:style-name="Default"/>
          <table:table-cell table:style-name="ce3" office:value-type="float" office:value="0.00120664580370546" calcext:value-type="float">
            <text:p>0,001</text:p>
          </table:table-cell>
          <table:table-cell office:value-type="float" office:value="0.00630107435461604" calcext:value-type="float">
            <text:p>0,006</text:p>
          </table:table-cell>
          <table:table-cell office:value-type="float" office:value="0.00398427940246414" calcext:value-type="float">
            <text:p>0,004</text:p>
          </table:table-cell>
          <table:table-cell office:value-type="float" office:value="0.00309978771073117" calcext:value-type="float">
            <text:p>0,003</text:p>
          </table:table-cell>
          <table:table-cell office:value-type="float" office:value="0.00194290571680666" calcext:value-type="float">
            <text:p>0,002</text:p>
          </table:table-cell>
          <table:table-cell table:style-name="ce60" office:value-type="float" office:value="0.000619336185363006" calcext:value-type="float">
            <text:p>0,0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96" office:value-type="float" office:value="0.0495244" calcext:value-type="float">
            <text:p>0,050</text:p>
          </table:table-cell>
          <table:table-cell table:style-name="ce96" office:value-type="float" office:value="0.07787075" calcext:value-type="float">
            <text:p>0,078</text:p>
          </table:table-cell>
          <table:table-cell table:style-name="ce96" office:value-type="float" office:value="0.05969183" calcext:value-type="float">
            <text:p>0,060</text:p>
          </table:table-cell>
          <table:table-cell table:style-name="ce96" office:value-type="float" office:value="0.07744668" calcext:value-type="float">
            <text:p>0,077</text:p>
          </table:table-cell>
          <table:table-cell table:style-name="ce96" office:value-type="float" office:value="0.1064511" calcext:value-type="float">
            <text:p>0,106</text:p>
          </table:table-cell>
          <table:table-cell table:style-name="ce96" office:value-type="float" office:value="0.0508996" calcext:value-type="float">
            <text:p>0,051</text:p>
          </table:table-cell>
          <table:table-cell table:formula="of:=SMALL([.B26:.G26];1)" office:value-type="float" office:value="0.0495244" calcext:value-type="float">
            <text:p>0,0495</text:p>
          </table:table-cell>
          <table:table-cell table:formula="of:=SMALL([.B26:.G26];2)" office:value-type="float" office:value="0.0508996" calcext:value-type="float">
            <text:p>0,0509</text:p>
          </table:table-cell>
          <table:table-cell table:formula="of:=SMALL([.B26:.G26];3)" office:value-type="float" office:value="0.05969183" calcext:value-type="float">
            <text:p>0,0597</text:p>
          </table:table-cell>
        </table:table-row>
        <table:table-row table:style-name="ro1">
          <table:covered-table-cell table:style-name="Default"/>
          <table:table-cell table:style-name="ce3" office:value-type="float" office:value="0.00129171274670493" calcext:value-type="float">
            <text:p>0,001</text:p>
          </table:table-cell>
          <table:table-cell office:value-type="float" office:value="0.00860083170364936" calcext:value-type="float">
            <text:p>0,009</text:p>
          </table:table-cell>
          <table:table-cell office:value-type="float" office:value="0.00466023535308036" calcext:value-type="float">
            <text:p>0,005</text:p>
          </table:table-cell>
          <table:table-cell office:value-type="float" office:value="0.00727888287992052" calcext:value-type="float">
            <text:p>0,007</text:p>
          </table:table-cell>
          <table:table-cell office:value-type="float" office:value="0.00285719878377406" calcext:value-type="float">
            <text:p>0,003</text:p>
          </table:table-cell>
          <table:table-cell office:value-type="float" office:value="0.00131797655290221" calcext:value-type="float">
            <text:p>0,0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02" office:value-type="float" office:value="0.04842486" calcext:value-type="float">
            <text:p>0,048</text:p>
          </table:table-cell>
          <table:table-cell table:style-name="ce102" office:value-type="float" office:value="0.07323745" calcext:value-type="float">
            <text:p>0,073</text:p>
          </table:table-cell>
          <table:table-cell table:style-name="ce102" office:value-type="float" office:value="0.05768918" calcext:value-type="float">
            <text:p>0,058</text:p>
          </table:table-cell>
          <table:table-cell table:style-name="ce102" office:value-type="float" office:value="0.09007859" calcext:value-type="float">
            <text:p>0,090</text:p>
          </table:table-cell>
          <table:table-cell table:style-name="ce102" office:value-type="float" office:value="0.1218602" calcext:value-type="float">
            <text:p>0,122</text:p>
          </table:table-cell>
          <table:table-cell table:style-name="ce102" office:value-type="float" office:value="0.04985619" calcext:value-type="float">
            <text:p>0,050</text:p>
          </table:table-cell>
          <table:table-cell table:formula="of:=SMALL([.B28:.G28];1)" office:value-type="float" office:value="0.04842486" calcext:value-type="float">
            <text:p>0,0484</text:p>
          </table:table-cell>
          <table:table-cell table:formula="of:=SMALL([.B28:.G28];2)" office:value-type="float" office:value="0.04985619" calcext:value-type="float">
            <text:p>0,0499</text:p>
          </table:table-cell>
          <table:table-cell table:formula="of:=SMALL([.B28:.G28];3)" office:value-type="float" office:value="0.05768918" calcext:value-type="float">
            <text:p>0,0577</text:p>
          </table:table-cell>
        </table:table-row>
        <table:table-row table:style-name="ro1">
          <table:covered-table-cell table:style-name="Default"/>
          <table:table-cell table:style-name="ce3" office:value-type="float" office:value="0.00144651079995968" calcext:value-type="float">
            <text:p>0,001</text:p>
          </table:table-cell>
          <table:table-cell office:value-type="float" office:value="0.0079359237565957" calcext:value-type="float">
            <text:p>0,008</text:p>
          </table:table-cell>
          <table:table-cell office:value-type="float" office:value="0.00738750683218635" calcext:value-type="float">
            <text:p>0,007</text:p>
          </table:table-cell>
          <table:table-cell office:value-type="float" office:value="0.00366580751716453" calcext:value-type="float">
            <text:p>0,004</text:p>
          </table:table-cell>
          <table:table-cell office:value-type="float" office:value="0.00241585321573973" calcext:value-type="float">
            <text:p>0,002</text:p>
          </table:table-cell>
          <table:table-cell office:value-type="float" office:value="0.0018127349521924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4</text:p>
          </table:table-cell>
          <table:table-cell table:style-name="ce101" office:value-type="float" office:value="0.04688602" calcext:value-type="float">
            <text:p>0,047</text:p>
          </table:table-cell>
          <table:table-cell table:style-name="ce101" office:value-type="float" office:value="0.0748985" calcext:value-type="float">
            <text:p>0,075</text:p>
          </table:table-cell>
          <table:table-cell table:style-name="ce101" office:value-type="float" office:value="0.06717824" calcext:value-type="float">
            <text:p>0,067</text:p>
          </table:table-cell>
          <table:table-cell table:style-name="ce101" office:value-type="float" office:value="0.09640712" calcext:value-type="float">
            <text:p>0,096</text:p>
          </table:table-cell>
          <table:table-cell table:style-name="ce101" office:value-type="float" office:value="0.1320603" calcext:value-type="float">
            <text:p>0,132</text:p>
          </table:table-cell>
          <table:table-cell table:style-name="ce101" office:value-type="float" office:value="0.04943725" calcext:value-type="float">
            <text:p>0,049</text:p>
          </table:table-cell>
          <table:table-cell table:formula="of:=SMALL([.B30:.G30];1)" office:value-type="float" office:value="0.04688602" calcext:value-type="float">
            <text:p>0,0469</text:p>
          </table:table-cell>
          <table:table-cell table:formula="of:=SMALL([.B30:.G30];2)" office:value-type="float" office:value="0.04943725" calcext:value-type="float">
            <text:p>0,0494</text:p>
          </table:table-cell>
          <table:table-cell table:formula="of:=SMALL([.B30:.G30];3)" office:value-type="float" office:value="0.06717824" calcext:value-type="float">
            <text:p>0,0672</text:p>
          </table:table-cell>
        </table:table-row>
        <table:table-row table:style-name="ro1">
          <table:covered-table-cell table:style-name="Default"/>
          <table:table-cell table:style-name="ce3" office:value-type="float" office:value="0.00211290081442551" calcext:value-type="float">
            <text:p>0,002</text:p>
          </table:table-cell>
          <table:table-cell office:value-type="float" office:value="0.00892414992007642" calcext:value-type="float">
            <text:p>0,009</text:p>
          </table:table-cell>
          <table:table-cell office:value-type="float" office:value="0.00852663948178883" calcext:value-type="float">
            <text:p>0,009</text:p>
          </table:table-cell>
          <table:table-cell office:value-type="float" office:value="0.00588654229302738" calcext:value-type="float">
            <text:p>0,006</text:p>
          </table:table-cell>
          <table:table-cell office:value-type="float" office:value="0.00198899658370747" calcext:value-type="float">
            <text:p>0,002</text:p>
          </table:table-cell>
          <table:table-cell office:value-type="float" office:value="0.00195170123648575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03" office:value-type="float" office:value="0.0478784746666667" calcext:value-type="float">
            <text:p>0,048</text:p>
          </table:table-cell>
          <table:table-cell table:style-name="ce113" office:value-type="float" office:value="0.059151962" calcext:value-type="float">
            <text:p>0,06</text:p>
          </table:table-cell>
          <table:table-cell table:style-name="ce113" office:value-type="float" office:value="0.0736553493333333" calcext:value-type="float">
            <text:p>0,07</text:p>
          </table:table-cell>
          <table:table-cell table:style-name="ce113" office:value-type="float" office:value="0.0818692333333333" calcext:value-type="float">
            <text:p>0,08</text:p>
          </table:table-cell>
          <table:table-cell table:style-name="ce113" office:value-type="float" office:value="0.107657341333333" calcext:value-type="float">
            <text:p>0,11</text:p>
          </table:table-cell>
          <table:table-cell table:style-name="ce103" office:value-type="float" office:value="0.0499514186666667" calcext:value-type="float">
            <text:p>0,050</text:p>
          </table:table-cell>
          <table:table-cell table:formula="of:=SMALL([.B32:.G32];1)" office:value-type="float" office:value="0.0478784746666667" calcext:value-type="float">
            <text:p>0,0479</text:p>
          </table:table-cell>
          <table:table-cell table:formula="of:=SMALL([.B32:.G32];2)" office:value-type="float" office:value="0.0499514186666667" calcext:value-type="float">
            <text:p>0,0500</text:p>
          </table:table-cell>
          <table:table-cell table:formula="of:=SMALL([.B32:.G32];3)" office:value-type="float" office:value="0.059151962" calcext:value-type="float">
            <text:p>0,0592</text:p>
          </table:table-cell>
        </table:table-row>
        <table:table-row table:style-name="ro1">
          <table:covered-table-cell table:style-name="Default"/>
          <table:table-cell table:style-name="ce3" office:value-type="float" office:value="0.00255096744367535" calcext:value-type="float">
            <text:p>0,003</text:p>
          </table:table-cell>
          <table:table-cell table:style-name="ce19" office:value-type="float" office:value="0.0124724778035731" calcext:value-type="float">
            <text:p>0,01</text:p>
          </table:table-cell>
          <table:table-cell table:style-name="ce19" office:value-type="float" office:value="0.0207158324753017" calcext:value-type="float">
            <text:p>0,02</text:p>
          </table:table-cell>
          <table:table-cell table:style-name="ce19" office:value-type="float" office:value="0.0263992311142722" calcext:value-type="float">
            <text:p>0,03</text:p>
          </table:table-cell>
          <table:table-cell table:style-name="ce19" office:value-type="float" office:value="0.0350088058897571" calcext:value-type="float">
            <text:p>0,04</text:p>
          </table:table-cell>
          <table:table-cell office:value-type="float" office:value="0.00233606084313991" calcext:value-type="float">
            <text:p>0,002</text:p>
          </table:table-cell>
          <table:table-cell table:style-name="Default"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  <calcext:conditional-format calcext:target-range-address="'IGD+'.B28:'IGD+'.G28">
            <calcext:condition calcext:apply-style-name="Accent 1" calcext:value="=[$'IGD+'.$H$28]" calcext:base-cell-address="'IGD+'.B28"/>
            <calcext:condition calcext:apply-style-name="Accent 2" calcext:value="=[$'IGD+'.$I$28]" calcext:base-cell-address="'IGD+'.B28"/>
            <calcext:condition calcext:apply-style-name="Accent 3" calcext:value="=[$'IGD+'.$J$28]" calcext:base-cell-address="'IGD+'.B28"/>
          </calcext:conditional-format>
          <calcext:conditional-format calcext:target-range-address="'IGD+'.B30:'IGD+'.G30">
            <calcext:condition calcext:apply-style-name="Accent 1" calcext:value="=[$'IGD+'.$H$30]" calcext:base-cell-address="'IGD+'.B30"/>
            <calcext:condition calcext:apply-style-name="Accent 2" calcext:value="=[$'IGD+'.$I$30]" calcext:base-cell-address="'IGD+'.B30"/>
            <calcext:condition calcext:apply-style-name="Accent 3" calcext:value="=[$'IGD+'.$J$30]" calcext:base-cell-address="'IGD+'.B30"/>
          </calcext:conditional-format>
          <calcext:conditional-format calcext:target-range-address="'IGD+'.B32:'IGD+'.G32">
            <calcext:condition calcext:apply-style-name="Accent 1" calcext:value="=[$'IGD+'.$H$32]" calcext:base-cell-address="'IGD+'.B32"/>
            <calcext:condition calcext:apply-style-name="Accent 2" calcext:value="=[$'IGD+'.$I$32]" calcext:base-cell-address="'IGD+'.B32"/>
            <calcext:condition calcext:apply-style-name="Accent 3" calcext:value="=[$'IGD+'.$J$32]" calcext:base-cell-address="'IGD+'.B3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2</text:p>
          </table:table-cell>
          <table:table-cell table:style-name="ce125" office:value-type="float" office:value="0.9498881" calcext:value-type="float">
            <text:p>0,950</text:p>
          </table:table-cell>
          <table:table-cell table:style-name="ce142" office:value-type="float" office:value="0.951439" calcext:value-type="float">
            <text:p>0,9514</text:p>
          </table:table-cell>
          <table:table-cell table:style-name="ce125" office:value-type="float" office:value="0.9060376" calcext:value-type="float">
            <text:p>0,906</text:p>
          </table:table-cell>
          <table:table-cell table:style-name="ce125" office:value-type="float" office:value="0.9444896" calcext:value-type="float">
            <text:p>0,944</text:p>
          </table:table-cell>
          <table:table-cell table:style-name="ce125" office:value-type="float" office:value="0.9136882" calcext:value-type="float">
            <text:p>0,914</text:p>
          </table:table-cell>
          <table:table-cell table:style-name="ce125" office:value-type="float" office:value="0.9273269" calcext:value-type="float">
            <text:p>0,927</text:p>
          </table:table-cell>
          <table:table-cell table:formula="of:=LARGE([.B2:.G2];1)" office:value-type="float" office:value="0.951439" calcext:value-type="float">
            <text:p>0,951</text:p>
          </table:table-cell>
          <table:table-cell table:formula="of:=LARGE([.B2:.G2];2)" office:value-type="float" office:value="0.9498881" calcext:value-type="float">
            <text:p>0,950</text:p>
          </table:table-cell>
          <table:table-cell table:formula="of:=LARGE([.B2:.G2];3)" office:value-type="float" office:value="0.9444896" calcext:value-type="float">
            <text:p>0,944</text:p>
          </table:table-cell>
        </table:table-row>
        <table:table-row table:style-name="ro1">
          <table:covered-table-cell table:style-name="Default"/>
          <table:table-cell office:value-type="float" office:value="0.00133068421873861" calcext:value-type="float">
            <text:p>0,001</text:p>
          </table:table-cell>
          <table:table-cell table:style-name="ce60" office:value-type="float" office:value="0.000634265874850618" calcext:value-type="float">
            <text:p>0,0006</text:p>
          </table:table-cell>
          <table:table-cell office:value-type="float" office:value="0.00868980097815822" calcext:value-type="float">
            <text:p>0,009</text:p>
          </table:table-cell>
          <table:table-cell office:value-type="float" office:value="0.00444643201229931" calcext:value-type="float">
            <text:p>0,004</text:p>
          </table:table-cell>
          <table:table-cell office:value-type="float" office:value="0.00380133765403707" calcext:value-type="float">
            <text:p>0,004</text:p>
          </table:table-cell>
          <table:table-cell office:value-type="float" office:value="0.00489638461418218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2</text:p>
          </table:table-cell>
          <table:table-cell table:style-name="ce126" office:value-type="float" office:value="0.9429118" calcext:value-type="float">
            <text:p>0,943</text:p>
          </table:table-cell>
          <table:table-cell table:style-name="ce126" office:value-type="float" office:value="0.9468613" calcext:value-type="float">
            <text:p>0,947</text:p>
          </table:table-cell>
          <table:table-cell table:style-name="ce126" office:value-type="float" office:value="0.8881139" calcext:value-type="float">
            <text:p>0,888</text:p>
          </table:table-cell>
          <table:table-cell table:style-name="ce126" office:value-type="float" office:value="0.8970305" calcext:value-type="float">
            <text:p>0,897</text:p>
          </table:table-cell>
          <table:table-cell table:style-name="ce126" office:value-type="float" office:value="0.8749034" calcext:value-type="float">
            <text:p>0,875</text:p>
          </table:table-cell>
          <table:table-cell table:style-name="ce126" office:value-type="float" office:value="0.9161257" calcext:value-type="float">
            <text:p>0,916</text:p>
          </table:table-cell>
          <table:table-cell table:formula="of:=LARGE([.B4:.G4];1)" office:value-type="float" office:value="0.9468613" calcext:value-type="float">
            <text:p>0,947</text:p>
          </table:table-cell>
          <table:table-cell table:formula="of:=LARGE([.B4:.G4];2)" office:value-type="float" office:value="0.9429118" calcext:value-type="float">
            <text:p>0,943</text:p>
          </table:table-cell>
          <table:table-cell table:formula="of:=LARGE([.B4:.G4];3)" office:value-type="float" office:value="0.9161257" calcext:value-type="float">
            <text:p>0,916</text:p>
          </table:table-cell>
        </table:table-row>
        <table:table-row table:style-name="ro1">
          <table:covered-table-cell table:style-name="Default"/>
          <table:table-cell office:value-type="float" office:value="0.00301295064015328" calcext:value-type="float">
            <text:p>0,003</text:p>
          </table:table-cell>
          <table:table-cell office:value-type="float" office:value="0.0023950351584058" calcext:value-type="float">
            <text:p>0,002</text:p>
          </table:table-cell>
          <table:table-cell office:value-type="float" office:value="0.00893609758731404" calcext:value-type="float">
            <text:p>0,009</text:p>
          </table:table-cell>
          <table:table-cell office:value-type="float" office:value="0.00807227342512629" calcext:value-type="float">
            <text:p>0,008</text:p>
          </table:table-cell>
          <table:table-cell office:value-type="float" office:value="0.0047764552798074" calcext:value-type="float">
            <text:p>0,005</text:p>
          </table:table-cell>
          <table:table-cell office:value-type="float" office:value="0.00368053700022159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2</text:p>
          </table:table-cell>
          <table:table-cell table:style-name="ce127" office:value-type="float" office:value="0.9461232" calcext:value-type="float">
            <text:p>0,946</text:p>
          </table:table-cell>
          <table:table-cell table:style-name="ce127" office:value-type="float" office:value="0.9375675" calcext:value-type="float">
            <text:p>0,938</text:p>
          </table:table-cell>
          <table:table-cell table:style-name="ce127" office:value-type="float" office:value="0.8793383" calcext:value-type="float">
            <text:p>0,879</text:p>
          </table:table-cell>
          <table:table-cell table:style-name="ce127" office:value-type="float" office:value="0.8724311" calcext:value-type="float">
            <text:p>0,872</text:p>
          </table:table-cell>
          <table:table-cell table:style-name="ce127" office:value-type="float" office:value="0.8427674" calcext:value-type="float">
            <text:p>0,843</text:p>
          </table:table-cell>
          <table:table-cell table:style-name="ce127" office:value-type="float" office:value="0.9194943" calcext:value-type="float">
            <text:p>0,919</text:p>
          </table:table-cell>
          <table:table-cell table:formula="of:=LARGE([.B6:.G6];1)" office:value-type="float" office:value="0.9461232" calcext:value-type="float">
            <text:p>0,946</text:p>
          </table:table-cell>
          <table:table-cell table:formula="of:=LARGE([.B6:.G6];2)" office:value-type="float" office:value="0.9375675" calcext:value-type="float">
            <text:p>0,938</text:p>
          </table:table-cell>
          <table:table-cell table:formula="of:=LARGE([.B6:.G6];3)" office:value-type="float" office:value="0.9194943" calcext:value-type="float">
            <text:p>0,919</text:p>
          </table:table-cell>
        </table:table-row>
        <table:table-row table:style-name="ro1">
          <table:covered-table-cell table:style-name="Default"/>
          <table:table-cell office:value-type="float" office:value="0.00267438997904195" calcext:value-type="float">
            <text:p>0,003</text:p>
          </table:table-cell>
          <table:table-cell office:value-type="float" office:value="0.00416593289072206" calcext:value-type="float">
            <text:p>0,004</text:p>
          </table:table-cell>
          <table:table-cell office:value-type="float" office:value="0.00592843132793153" calcext:value-type="float">
            <text:p>0,006</text:p>
          </table:table-cell>
          <table:table-cell office:value-type="float" office:value="0.00441150932108272" calcext:value-type="float">
            <text:p>0,004</text:p>
          </table:table-cell>
          <table:table-cell office:value-type="float" office:value="0.00357241954982893" calcext:value-type="float">
            <text:p>0,004</text:p>
          </table:table-cell>
          <table:table-cell office:value-type="float" office:value="0.00379528407500678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2</text:p>
          </table:table-cell>
          <table:table-cell table:style-name="ce128" office:value-type="float" office:value="0.9431806" calcext:value-type="float">
            <text:p>0,943</text:p>
          </table:table-cell>
          <table:table-cell table:style-name="ce128" office:value-type="float" office:value="0.9336133" calcext:value-type="float">
            <text:p>0,934</text:p>
          </table:table-cell>
          <table:table-cell table:style-name="ce148" office:value-type="float" office:value="0.8587366" calcext:value-type="float">
            <text:p>0,86</text:p>
          </table:table-cell>
          <table:table-cell table:style-name="ce148" office:value-type="float" office:value="0.8498089" calcext:value-type="float">
            <text:p>0,85</text:p>
          </table:table-cell>
          <table:table-cell table:style-name="ce148" office:value-type="float" office:value="0.8155495" calcext:value-type="float">
            <text:p>0,82</text:p>
          </table:table-cell>
          <table:table-cell table:style-name="ce128" office:value-type="float" office:value="0.9227519" calcext:value-type="float">
            <text:p>0,923</text:p>
          </table:table-cell>
          <table:table-cell table:formula="of:=LARGE([.B8:.G8];1)" office:value-type="float" office:value="0.9431806" calcext:value-type="float">
            <text:p>0,943</text:p>
          </table:table-cell>
          <table:table-cell table:formula="of:=LARGE([.B8:.G8];2)" office:value-type="float" office:value="0.9336133" calcext:value-type="float">
            <text:p>0,934</text:p>
          </table:table-cell>
          <table:table-cell table:formula="of:=LARGE([.B8:.G8];3)" office:value-type="float" office:value="0.9227519" calcext:value-type="float">
            <text:p>0,923</text:p>
          </table:table-cell>
        </table:table-row>
        <table:table-row table:style-name="ro1">
          <table:covered-table-cell table:style-name="Default"/>
          <table:table-cell office:value-type="float" office:value="0.00360210686126886" calcext:value-type="float">
            <text:p>0,004</text:p>
          </table:table-cell>
          <table:table-cell office:value-type="float" office:value="0.00551567261628174" calcext:value-type="float">
            <text:p>0,006</text:p>
          </table:table-cell>
          <table:table-cell table:style-name="ce19" office:value-type="float" office:value="0.0100466413512178" calcext:value-type="float">
            <text:p>0,01</text:p>
          </table:table-cell>
          <table:table-cell table:style-name="ce19" office:value-type="float" office:value="0.0108797744962844" calcext:value-type="float">
            <text:p>0,01</text:p>
          </table:table-cell>
          <table:table-cell table:style-name="ce19" office:value-type="float" office:value="0.0102535922705167" calcext:value-type="float">
            <text:p>0,01</text:p>
          </table:table-cell>
          <table:table-cell office:value-type="float" office:value="0.00604713746246933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2</text:p>
          </table:table-cell>
          <table:table-cell table:style-name="ce129" office:value-type="float" office:value="0.9428382" calcext:value-type="float">
            <text:p>0,943</text:p>
          </table:table-cell>
          <table:table-cell table:style-name="ce129" office:value-type="float" office:value="0.927213" calcext:value-type="float">
            <text:p>0,927</text:p>
          </table:table-cell>
          <table:table-cell table:style-name="ce129" office:value-type="float" office:value="0.8488247" calcext:value-type="float">
            <text:p>0,849</text:p>
          </table:table-cell>
          <table:table-cell table:style-name="ce129" office:value-type="float" office:value="0.8399069" calcext:value-type="float">
            <text:p>0,840</text:p>
          </table:table-cell>
          <table:table-cell table:style-name="ce129" office:value-type="float" office:value="0.8054773" calcext:value-type="float">
            <text:p>0,805</text:p>
          </table:table-cell>
          <table:table-cell table:style-name="ce129" office:value-type="float" office:value="0.9274899" calcext:value-type="float">
            <text:p>0,927</text:p>
          </table:table-cell>
          <table:table-cell table:formula="of:=LARGE([.B10:.G10];1)" office:value-type="float" office:value="0.9428382" calcext:value-type="float">
            <text:p>0,943</text:p>
          </table:table-cell>
          <table:table-cell table:formula="of:=LARGE([.B10:.G10];2)" office:value-type="float" office:value="0.9274899" calcext:value-type="float">
            <text:p>0,927</text:p>
          </table:table-cell>
          <table:table-cell table:formula="of:=LARGE([.B10:.G10];3)" office:value-type="float" office:value="0.927213" calcext:value-type="float">
            <text:p>0,927</text:p>
          </table:table-cell>
        </table:table-row>
        <table:table-row table:style-name="ro1">
          <table:covered-table-cell table:style-name="Default"/>
          <table:table-cell office:value-type="float" office:value="0.00281200191322835" calcext:value-type="float">
            <text:p>0,003</text:p>
          </table:table-cell>
          <table:table-cell office:value-type="float" office:value="0.00346875349369193" calcext:value-type="float">
            <text:p>0,003</text:p>
          </table:table-cell>
          <table:table-cell office:value-type="float" office:value="0.00902823708206646" calcext:value-type="float">
            <text:p>0,009</text:p>
          </table:table-cell>
          <table:table-cell office:value-type="float" office:value="0.00791293353251496" calcext:value-type="float">
            <text:p>0,008</text:p>
          </table:table-cell>
          <table:table-cell office:value-type="float" office:value="0.00499950831682474" calcext:value-type="float">
            <text:p>0,005</text:p>
          </table:table-cell>
          <table:table-cell office:value-type="float" office:value="0.00614293246666442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3</text:p>
          </table:table-cell>
          <table:table-cell table:style-name="ce130" office:value-type="float" office:value="0.9350937" calcext:value-type="float">
            <text:p>0,935</text:p>
          </table:table-cell>
          <table:table-cell table:style-name="ce130" office:value-type="float" office:value="0.9354853" calcext:value-type="float">
            <text:p>0,935</text:p>
          </table:table-cell>
          <table:table-cell table:style-name="ce130" office:value-type="float" office:value="0.9004454" calcext:value-type="float">
            <text:p>0,900</text:p>
          </table:table-cell>
          <table:table-cell table:style-name="ce130" office:value-type="float" office:value="0.9262565" calcext:value-type="float">
            <text:p>0,926</text:p>
          </table:table-cell>
          <table:table-cell table:style-name="ce130" office:value-type="float" office:value="0.891495" calcext:value-type="float">
            <text:p>0,891</text:p>
          </table:table-cell>
          <table:table-cell table:style-name="ce130" office:value-type="float" office:value="0.9106726" calcext:value-type="float">
            <text:p>0,911</text:p>
          </table:table-cell>
          <table:table-cell table:formula="of:=LARGE([.B12:.G12];1)" office:value-type="float" office:value="0.9354853" calcext:value-type="float">
            <text:p>0,935</text:p>
          </table:table-cell>
          <table:table-cell table:formula="of:=LARGE([.B12:.G12];2)" office:value-type="float" office:value="0.9350937" calcext:value-type="float">
            <text:p>0,935</text:p>
          </table:table-cell>
          <table:table-cell table:formula="of:=LARGE([.B12:.G12];3)" office:value-type="float" office:value="0.9262565" calcext:value-type="float">
            <text:p>0,926</text:p>
          </table:table-cell>
        </table:table-row>
        <table:table-row table:style-name="ro1">
          <table:covered-table-cell table:style-name="Default"/>
          <table:table-cell office:value-type="float" office:value="0.00183115444733643" calcext:value-type="float">
            <text:p>0,002</text:p>
          </table:table-cell>
          <table:table-cell office:value-type="float" office:value="0.00202583030138264" calcext:value-type="float">
            <text:p>0,002</text:p>
          </table:table-cell>
          <table:table-cell office:value-type="float" office:value="0.00869538064951732" calcext:value-type="float">
            <text:p>0,009</text:p>
          </table:table-cell>
          <table:table-cell office:value-type="float" office:value="0.002983002254441" calcext:value-type="float">
            <text:p>0,003</text:p>
          </table:table-cell>
          <table:table-cell office:value-type="float" office:value="0.00483182849447285" calcext:value-type="float">
            <text:p>0,005</text:p>
          </table:table-cell>
          <table:table-cell office:value-type="float" office:value="0.00652475831276532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3</text:p>
          </table:table-cell>
          <table:table-cell table:style-name="ce131" office:value-type="float" office:value="0.9208664" calcext:value-type="float">
            <text:p>0,921</text:p>
          </table:table-cell>
          <table:table-cell table:style-name="ce131" office:value-type="float" office:value="0.9345154" calcext:value-type="float">
            <text:p>0,935</text:p>
          </table:table-cell>
          <table:table-cell table:style-name="ce149" office:value-type="float" office:value="0.863155" calcext:value-type="float">
            <text:p>0,86</text:p>
          </table:table-cell>
          <table:table-cell table:style-name="ce131" office:value-type="float" office:value="0.8607209" calcext:value-type="float">
            <text:p>0,861</text:p>
          </table:table-cell>
          <table:table-cell table:style-name="ce131" office:value-type="float" office:value="0.846421" calcext:value-type="float">
            <text:p>0,846</text:p>
          </table:table-cell>
          <table:table-cell table:style-name="ce131" office:value-type="float" office:value="0.8791695" calcext:value-type="float">
            <text:p>0,879</text:p>
          </table:table-cell>
          <table:table-cell table:formula="of:=LARGE([.B14:.G14];1)" office:value-type="float" office:value="0.9345154" calcext:value-type="float">
            <text:p>0,935</text:p>
          </table:table-cell>
          <table:table-cell table:formula="of:=LARGE([.B14:.G14];2)" office:value-type="float" office:value="0.9208664" calcext:value-type="float">
            <text:p>0,921</text:p>
          </table:table-cell>
          <table:table-cell table:formula="of:=LARGE([.B14:.G14];3)" office:value-type="float" office:value="0.8791695" calcext:value-type="float">
            <text:p>0,879</text:p>
          </table:table-cell>
        </table:table-row>
        <table:table-row table:style-name="ro1">
          <table:covered-table-cell table:style-name="Default"/>
          <table:table-cell office:value-type="float" office:value="0.00473488120653519" calcext:value-type="float">
            <text:p>0,005</text:p>
          </table:table-cell>
          <table:table-cell office:value-type="float" office:value="0.00183516392728279" calcext:value-type="float">
            <text:p>0,002</text:p>
          </table:table-cell>
          <table:table-cell table:style-name="ce19" office:value-type="float" office:value="0.0108339333208212" calcext:value-type="float">
            <text:p>0,01</text:p>
          </table:table-cell>
          <table:table-cell office:value-type="float" office:value="0.00934376108909042" calcext:value-type="float">
            <text:p>0,009</text:p>
          </table:table-cell>
          <table:table-cell office:value-type="float" office:value="0.00370415922983881" calcext:value-type="float">
            <text:p>0,004</text:p>
          </table:table-cell>
          <table:table-cell office:value-type="float" office:value="0.00773439263614151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3</text:p>
          </table:table-cell>
          <table:table-cell table:style-name="ce132" office:value-type="float" office:value="0.9251414" calcext:value-type="float">
            <text:p>0,925</text:p>
          </table:table-cell>
          <table:table-cell table:style-name="ce132" office:value-type="float" office:value="0.9275273" calcext:value-type="float">
            <text:p>0,928</text:p>
          </table:table-cell>
          <table:table-cell table:style-name="ce150" office:value-type="float" office:value="0.8597136" calcext:value-type="float">
            <text:p>0,86</text:p>
          </table:table-cell>
          <table:table-cell table:style-name="ce150" office:value-type="float" office:value="0.8448724" calcext:value-type="float">
            <text:p>0,84</text:p>
          </table:table-cell>
          <table:table-cell table:style-name="ce132" office:value-type="float" office:value="0.8287367" calcext:value-type="float">
            <text:p>0,829</text:p>
          </table:table-cell>
          <table:table-cell table:style-name="ce132" office:value-type="float" office:value="0.8845815" calcext:value-type="float">
            <text:p>0,885</text:p>
          </table:table-cell>
          <table:table-cell table:formula="of:=LARGE([.B16:.G16];1)" office:value-type="float" office:value="0.9275273" calcext:value-type="float">
            <text:p>0,928</text:p>
          </table:table-cell>
          <table:table-cell table:formula="of:=LARGE([.B16:.G16];2)" office:value-type="float" office:value="0.9251414" calcext:value-type="float">
            <text:p>0,925</text:p>
          </table:table-cell>
          <table:table-cell table:formula="of:=LARGE([.B16:.G16];3)" office:value-type="float" office:value="0.8845815" calcext:value-type="float">
            <text:p>0,885</text:p>
          </table:table-cell>
        </table:table-row>
        <table:table-row table:style-name="ro1">
          <table:covered-table-cell table:style-name="Default"/>
          <table:table-cell office:value-type="float" office:value="0.00305227283184189" calcext:value-type="float">
            <text:p>0,003</text:p>
          </table:table-cell>
          <table:table-cell office:value-type="float" office:value="0.00292382934009495" calcext:value-type="float">
            <text:p>0,003</text:p>
          </table:table-cell>
          <table:table-cell table:style-name="ce19" office:value-type="float" office:value="0.0115121315941054" calcext:value-type="float">
            <text:p>0,01</text:p>
          </table:table-cell>
          <table:table-cell table:style-name="ce19" office:value-type="float" office:value="0.0110280740222398" calcext:value-type="float">
            <text:p>0,01</text:p>
          </table:table-cell>
          <table:table-cell office:value-type="float" office:value="0.0049862615063793" calcext:value-type="float">
            <text:p>0,005</text:p>
          </table:table-cell>
          <table:table-cell office:value-type="float" office:value="0.00534069911622064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3</text:p>
          </table:table-cell>
          <table:table-cell table:style-name="ce133" office:value-type="float" office:value="0.929666" calcext:value-type="float">
            <text:p>0,930</text:p>
          </table:table-cell>
          <table:table-cell table:style-name="ce133" office:value-type="float" office:value="0.9310422" calcext:value-type="float">
            <text:p>0,931</text:p>
          </table:table-cell>
          <table:table-cell table:style-name="ce151" office:value-type="float" office:value="0.8541624" calcext:value-type="float">
            <text:p>0,85</text:p>
          </table:table-cell>
          <table:table-cell table:style-name="ce151" office:value-type="float" office:value="0.8461006" calcext:value-type="float">
            <text:p>0,85</text:p>
          </table:table-cell>
          <table:table-cell table:style-name="ce133" office:value-type="float" office:value="0.8254811" calcext:value-type="float">
            <text:p>0,825</text:p>
          </table:table-cell>
          <table:table-cell table:style-name="ce133" office:value-type="float" office:value="0.8952198" calcext:value-type="float">
            <text:p>0,895</text:p>
          </table:table-cell>
          <table:table-cell table:formula="of:=LARGE([.B18:.G18];1)" office:value-type="float" office:value="0.9310422" calcext:value-type="float">
            <text:p>0,931</text:p>
          </table:table-cell>
          <table:table-cell table:formula="of:=LARGE([.B18:.G18];2)" office:value-type="float" office:value="0.929666" calcext:value-type="float">
            <text:p>0,930</text:p>
          </table:table-cell>
          <table:table-cell table:formula="of:=LARGE([.B18:.G18];3)" office:value-type="float" office:value="0.8952198" calcext:value-type="float">
            <text:p>0,895</text:p>
          </table:table-cell>
        </table:table-row>
        <table:table-row table:style-name="ro1">
          <table:covered-table-cell table:style-name="Default"/>
          <table:table-cell office:value-type="float" office:value="0.0040340702026613" calcext:value-type="float">
            <text:p>0,004</text:p>
          </table:table-cell>
          <table:table-cell office:value-type="float" office:value="0.00333380667705854" calcext:value-type="float">
            <text:p>0,003</text:p>
          </table:table-cell>
          <table:table-cell table:style-name="ce19" office:value-type="float" office:value="0.0129747570859727" calcext:value-type="float">
            <text:p>0,01</text:p>
          </table:table-cell>
          <table:table-cell table:style-name="ce19" office:value-type="float" office:value="0.011185778901802" calcext:value-type="float">
            <text:p>0,01</text:p>
          </table:table-cell>
          <table:table-cell office:value-type="float" office:value="0.00299260824198558" calcext:value-type="float">
            <text:p>0,003</text:p>
          </table:table-cell>
          <table:table-cell office:value-type="float" office:value="0.00530953167049599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3</text:p>
          </table:table-cell>
          <table:table-cell table:style-name="ce134" office:value-type="float" office:value="0.933609" calcext:value-type="float">
            <text:p>0,934</text:p>
          </table:table-cell>
          <table:table-cell table:style-name="ce134" office:value-type="float" office:value="0.9281284" calcext:value-type="float">
            <text:p>0,928</text:p>
          </table:table-cell>
          <table:table-cell table:style-name="ce152" office:value-type="float" office:value="0.8506422" calcext:value-type="float">
            <text:p>0,85</text:p>
          </table:table-cell>
          <table:table-cell table:style-name="ce134" office:value-type="float" office:value="0.835158" calcext:value-type="float">
            <text:p>0,835</text:p>
          </table:table-cell>
          <table:table-cell table:style-name="ce134" office:value-type="float" office:value="0.8171286" calcext:value-type="float">
            <text:p>0,817</text:p>
          </table:table-cell>
          <table:table-cell table:style-name="ce134" office:value-type="float" office:value="0.9001487" calcext:value-type="float">
            <text:p>0,900</text:p>
          </table:table-cell>
          <table:table-cell table:formula="of:=LARGE([.B20:.G20];1)" office:value-type="float" office:value="0.933609" calcext:value-type="float">
            <text:p>0,934</text:p>
          </table:table-cell>
          <table:table-cell table:formula="of:=LARGE([.B20:.G20];2)" office:value-type="float" office:value="0.9281284" calcext:value-type="float">
            <text:p>0,928</text:p>
          </table:table-cell>
          <table:table-cell table:formula="of:=LARGE([.B20:.G20];3)" office:value-type="float" office:value="0.9001487" calcext:value-type="float">
            <text:p>0,900</text:p>
          </table:table-cell>
        </table:table-row>
        <table:table-row table:style-name="ro1">
          <table:covered-table-cell table:style-name="Default"/>
          <table:table-cell office:value-type="float" office:value="0.0048583222001016" calcext:value-type="float">
            <text:p>0,005</text:p>
          </table:table-cell>
          <table:table-cell office:value-type="float" office:value="0.00203267848908774" calcext:value-type="float">
            <text:p>0,002</text:p>
          </table:table-cell>
          <table:table-cell table:style-name="ce19" office:value-type="float" office:value="0.0102650887458414" calcext:value-type="float">
            <text:p>0,01</text:p>
          </table:table-cell>
          <table:table-cell office:value-type="float" office:value="0.00680026153908804" calcext:value-type="float">
            <text:p>0,007</text:p>
          </table:table-cell>
          <table:table-cell office:value-type="float" office:value="0.00231339219329537" calcext:value-type="float">
            <text:p>0,002</text:p>
          </table:table-cell>
          <table:table-cell office:value-type="float" office:value="0.00502553209222666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_4</text:p>
          </table:table-cell>
          <table:table-cell table:style-name="ce135" office:value-type="float" office:value="0.8797946" calcext:value-type="float">
            <text:p>0,880</text:p>
          </table:table-cell>
          <table:table-cell table:style-name="ce135" office:value-type="float" office:value="0.8496484" calcext:value-type="float">
            <text:p>0,850</text:p>
          </table:table-cell>
          <table:table-cell table:style-name="ce135" office:value-type="float" office:value="0.8913067" calcext:value-type="float">
            <text:p>0,891</text:p>
          </table:table-cell>
          <table:table-cell table:style-name="ce135" office:value-type="float" office:value="0.9034983" calcext:value-type="float">
            <text:p>0,903</text:p>
          </table:table-cell>
          <table:table-cell table:style-name="ce135" office:value-type="float" office:value="0.8615056" calcext:value-type="float">
            <text:p>0,862</text:p>
          </table:table-cell>
          <table:table-cell table:style-name="ce135" office:value-type="float" office:value="0.8859758" calcext:value-type="float">
            <text:p>0,886</text:p>
          </table:table-cell>
          <table:table-cell table:formula="of:=LARGE([.B22:.G22];1)" office:value-type="float" office:value="0.9034983" calcext:value-type="float">
            <text:p>0,903</text:p>
          </table:table-cell>
          <table:table-cell table:formula="of:=LARGE([.B22:.G22];2)" office:value-type="float" office:value="0.8913067" calcext:value-type="float">
            <text:p>0,891</text:p>
          </table:table-cell>
          <table:table-cell table:formula="of:=LARGE([.B22:.G22];3)" office:value-type="float" office:value="0.8859758" calcext:value-type="float">
            <text:p>0,886</text:p>
          </table:table-cell>
        </table:table-row>
        <table:table-row table:style-name="ro1">
          <table:covered-table-cell table:style-name="Default"/>
          <table:table-cell office:value-type="float" office:value="0.00442275588745299" calcext:value-type="float">
            <text:p>0,004</text:p>
          </table:table-cell>
          <table:table-cell office:value-type="float" office:value="0.00535156097227715" calcext:value-type="float">
            <text:p>0,005</text:p>
          </table:table-cell>
          <table:table-cell office:value-type="float" office:value="0.00895812845464945" calcext:value-type="float">
            <text:p>0,009</text:p>
          </table:table-cell>
          <table:table-cell office:value-type="float" office:value="0.00442591721680376" calcext:value-type="float">
            <text:p>0,004</text:p>
          </table:table-cell>
          <table:table-cell office:value-type="float" office:value="0.00340350375936328" calcext:value-type="float">
            <text:p>0,003</text:p>
          </table:table-cell>
          <table:table-cell office:value-type="float" office:value="0.00964143632245737" calcext:value-type="float">
            <text:p>0,01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250_4</text:p>
          </table:table-cell>
          <table:table-cell table:style-name="ce136" office:value-type="float" office:value="0.9078598" calcext:value-type="float">
            <text:p>0,908</text:p>
          </table:table-cell>
          <table:table-cell table:style-name="ce143" office:value-type="float" office:value="0.8790021" calcext:value-type="float">
            <text:p>0,88</text:p>
          </table:table-cell>
          <table:table-cell table:style-name="ce136" office:value-type="float" office:value="0.8617691" calcext:value-type="float">
            <text:p>0,862</text:p>
          </table:table-cell>
          <table:table-cell table:style-name="ce136" office:value-type="float" office:value="0.8497838" calcext:value-type="float">
            <text:p>0,850</text:p>
          </table:table-cell>
          <table:table-cell table:style-name="ce136" office:value-type="float" office:value="0.8329186" calcext:value-type="float">
            <text:p>0,833</text:p>
          </table:table-cell>
          <table:table-cell table:style-name="ce136" office:value-type="float" office:value="0.8688123" calcext:value-type="float">
            <text:p>0,869</text:p>
          </table:table-cell>
          <table:table-cell table:formula="of:=LARGE([.B24:.G24];1)" office:value-type="float" office:value="0.9078598" calcext:value-type="float">
            <text:p>0,908</text:p>
          </table:table-cell>
          <table:table-cell table:formula="of:=LARGE([.B24:.G24];2)" office:value-type="float" office:value="0.8790021" calcext:value-type="float">
            <text:p>0,879</text:p>
          </table:table-cell>
          <table:table-cell table:formula="of:=LARGE([.B24:.G24];3)" office:value-type="float" office:value="0.8688123" calcext:value-type="float">
            <text:p>0,869</text:p>
          </table:table-cell>
        </table:table-row>
        <table:table-row table:style-name="ro1">
          <table:covered-table-cell table:style-name="Default"/>
          <table:table-cell office:value-type="float" office:value="0.00526966753790028" calcext:value-type="float">
            <text:p>0,005</text:p>
          </table:table-cell>
          <table:table-cell table:style-name="ce19" office:value-type="float" office:value="0.0108925945986253" calcext:value-type="float">
            <text:p>0,01</text:p>
          </table:table-cell>
          <table:table-cell office:value-type="float" office:value="0.0090970095905193" calcext:value-type="float">
            <text:p>0,009</text:p>
          </table:table-cell>
          <table:table-cell office:value-type="float" office:value="0.00727886070480813" calcext:value-type="float">
            <text:p>0,007</text:p>
          </table:table-cell>
          <table:table-cell office:value-type="float" office:value="0.00450565442971384" calcext:value-type="float">
            <text:p>0,005</text:p>
          </table:table-cell>
          <table:table-cell office:value-type="float" office:value="0.00683744411384839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500_4</text:p>
          </table:table-cell>
          <table:table-cell table:style-name="ce137" office:value-type="float" office:value="0.909221" calcext:value-type="float">
            <text:p>0,909</text:p>
          </table:table-cell>
          <table:table-cell table:style-name="ce144" office:value-type="float" office:value="0.8701133" calcext:value-type="float">
            <text:p>0,87</text:p>
          </table:table-cell>
          <table:table-cell table:style-name="ce137" office:value-type="float" office:value="0.8598194" calcext:value-type="float">
            <text:p>0,860</text:p>
          </table:table-cell>
          <table:table-cell table:style-name="ce137" office:value-type="float" office:value="0.834871" calcext:value-type="float">
            <text:p>0,835</text:p>
          </table:table-cell>
          <table:table-cell table:style-name="ce137" office:value-type="float" office:value="0.8175242" calcext:value-type="float">
            <text:p>0,818</text:p>
          </table:table-cell>
          <table:table-cell table:style-name="ce137" office:value-type="float" office:value="0.8712731" calcext:value-type="float">
            <text:p>0,871</text:p>
          </table:table-cell>
          <table:table-cell table:formula="of:=LARGE([.B26:.G26];1)" office:value-type="float" office:value="0.909221" calcext:value-type="float">
            <text:p>0,909</text:p>
          </table:table-cell>
          <table:table-cell table:formula="of:=LARGE([.B26:.G26];2)" office:value-type="float" office:value="0.8712731" calcext:value-type="float">
            <text:p>0,871</text:p>
          </table:table-cell>
          <table:table-cell table:formula="of:=LARGE([.B26:.G26];3)" office:value-type="float" office:value="0.8701133" calcext:value-type="float">
            <text:p>0,870</text:p>
          </table:table-cell>
        </table:table-row>
        <table:table-row table:style-name="ro1">
          <table:covered-table-cell table:style-name="Default"/>
          <table:table-cell office:value-type="float" office:value="0.00298922508352917" calcext:value-type="float">
            <text:p>0,003</text:p>
          </table:table-cell>
          <table:table-cell table:style-name="ce19" office:value-type="float" office:value="0.0118968797510103" calcext:value-type="float">
            <text:p>0,01</text:p>
          </table:table-cell>
          <table:table-cell office:value-type="float" office:value="0.00699122657621679" calcext:value-type="float">
            <text:p>0,007</text:p>
          </table:table-cell>
          <table:table-cell office:value-type="float" office:value="0.00920537569032357" calcext:value-type="float">
            <text:p>0,009</text:p>
          </table:table-cell>
          <table:table-cell office:value-type="float" office:value="0.00401075924981792" calcext:value-type="float">
            <text:p>0,004</text:p>
          </table:table-cell>
          <table:table-cell office:value-type="float" office:value="0.00601576928497094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750_4</text:p>
          </table:table-cell>
          <table:table-cell table:style-name="ce138" office:value-type="float" office:value="0.9191459" calcext:value-type="float">
            <text:p>0,919</text:p>
          </table:table-cell>
          <table:table-cell table:style-name="ce145" office:value-type="float" office:value="0.8906414" calcext:value-type="float">
            <text:p>0,89</text:p>
          </table:table-cell>
          <table:table-cell table:style-name="ce145" office:value-type="float" office:value="0.8722585" calcext:value-type="float">
            <text:p>0,87</text:p>
          </table:table-cell>
          <table:table-cell table:style-name="ce138" office:value-type="float" office:value="0.8349843" calcext:value-type="float">
            <text:p>0,835</text:p>
          </table:table-cell>
          <table:table-cell table:style-name="ce138" office:value-type="float" office:value="0.8179888" calcext:value-type="float">
            <text:p>0,818</text:p>
          </table:table-cell>
          <table:table-cell table:style-name="ce138" office:value-type="float" office:value="0.8842687" calcext:value-type="float">
            <text:p>0,884</text:p>
          </table:table-cell>
          <table:table-cell table:formula="of:=LARGE([.B28:.G28];1)" office:value-type="float" office:value="0.9191459" calcext:value-type="float">
            <text:p>0,919</text:p>
          </table:table-cell>
          <table:table-cell table:formula="of:=LARGE([.B28:.G28];2)" office:value-type="float" office:value="0.8906414" calcext:value-type="float">
            <text:p>0,891</text:p>
          </table:table-cell>
          <table:table-cell table:formula="of:=LARGE([.B28:.G28];3)" office:value-type="float" office:value="0.8842687" calcext:value-type="float">
            <text:p>0,884</text:p>
          </table:table-cell>
        </table:table-row>
        <table:table-row table:style-name="ro1">
          <table:covered-table-cell table:style-name="Default"/>
          <table:table-cell office:value-type="float" office:value="0.00370267180425162" calcext:value-type="float">
            <text:p>0,004</text:p>
          </table:table-cell>
          <table:table-cell table:style-name="ce19" office:value-type="float" office:value="0.00983200421277374" calcext:value-type="float">
            <text:p>0,01</text:p>
          </table:table-cell>
          <table:table-cell table:style-name="ce19" office:value-type="float" office:value="0.0106167105004328" calcext:value-type="float">
            <text:p>0,01</text:p>
          </table:table-cell>
          <table:table-cell office:value-type="float" office:value="0.00836374036003032" calcext:value-type="float">
            <text:p>0,008</text:p>
          </table:table-cell>
          <table:table-cell office:value-type="float" office:value="0.0041941021160673" calcext:value-type="float">
            <text:p>0,004</text:p>
          </table:table-cell>
          <table:table-cell office:value-type="float" office:value="0.00416458084445482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zlt_1000_4</text:p>
          </table:table-cell>
          <table:table-cell table:style-name="ce139" office:value-type="float" office:value="0.919378" calcext:value-type="float">
            <text:p>0,919</text:p>
          </table:table-cell>
          <table:table-cell table:style-name="ce146" office:value-type="float" office:value="0.8893993" calcext:value-type="float">
            <text:p>0,89</text:p>
          </table:table-cell>
          <table:table-cell table:style-name="ce139" office:value-type="float" office:value="0.8721036" calcext:value-type="float">
            <text:p>0,872</text:p>
          </table:table-cell>
          <table:table-cell table:style-name="ce139" office:value-type="float" office:value="0.8426459" calcext:value-type="float">
            <text:p>0,843</text:p>
          </table:table-cell>
          <table:table-cell table:style-name="ce139" office:value-type="float" office:value="0.8169743" calcext:value-type="float">
            <text:p>0,817</text:p>
          </table:table-cell>
          <table:table-cell table:style-name="ce139" office:value-type="float" office:value="0.8985827" calcext:value-type="float">
            <text:p>0,899</text:p>
          </table:table-cell>
          <table:table-cell table:formula="of:=LARGE([.B30:.G30];1)" office:value-type="float" office:value="0.919378" calcext:value-type="float">
            <text:p>0,919</text:p>
          </table:table-cell>
          <table:table-cell table:formula="of:=LARGE([.B30:.G30];2)" office:value-type="float" office:value="0.8985827" calcext:value-type="float">
            <text:p>0,899</text:p>
          </table:table-cell>
          <table:table-cell table:formula="of:=LARGE([.B30:.G30];3)" office:value-type="float" office:value="0.8893993" calcext:value-type="float">
            <text:p>0,889</text:p>
          </table:table-cell>
        </table:table-row>
        <table:table-row table:style-name="ro1">
          <table:covered-table-cell table:style-name="Default"/>
          <table:table-cell office:value-type="float" office:value="0.00194491316001512" calcext:value-type="float">
            <text:p>0,002</text:p>
          </table:table-cell>
          <table:table-cell table:style-name="ce19" office:value-type="float" office:value="0.00997322842463763" calcext:value-type="float">
            <text:p>0,01</text:p>
          </table:table-cell>
          <table:table-cell office:value-type="float" office:value="0.00941917604889091" calcext:value-type="float">
            <text:p>0,009</text:p>
          </table:table-cell>
          <table:table-cell office:value-type="float" office:value="0.00716269838049879" calcext:value-type="float">
            <text:p>0,007</text:p>
          </table:table-cell>
          <table:table-cell office:value-type="float" office:value="0.00314661291073434" calcext:value-type="float">
            <text:p>0,003</text:p>
          </table:table-cell>
          <table:table-cell office:value-type="float" office:value="0.00388610581559485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41" office:value-type="float" office:value="0.92698118" calcext:value-type="float">
            <text:p>0,93</text:p>
          </table:table-cell>
          <table:table-cell table:style-name="ce141" office:value-type="float" office:value="0.915479813333333" calcext:value-type="float">
            <text:p>0,92</text:p>
          </table:table-cell>
          <table:table-cell table:style-name="ce141" office:value-type="float" office:value="0.871095133333333" calcext:value-type="float">
            <text:p>0,87</text:p>
          </table:table-cell>
          <table:table-cell table:style-name="ce141" office:value-type="float" office:value="0.865503913333333" calcext:value-type="float">
            <text:p>0,87</text:p>
          </table:table-cell>
          <table:table-cell table:style-name="ce141" office:value-type="float" office:value="0.840570646666667" calcext:value-type="float">
            <text:p>0,84</text:p>
          </table:table-cell>
          <table:table-cell table:style-name="ce141" office:value-type="float" office:value="0.89945956" calcext:value-type="float">
            <text:p>0,90</text:p>
          </table:table-cell>
          <table:table-cell table:formula="of:=LARGE([.B32:.G32];1)" office:value-type="float" office:value="0.92698118" calcext:value-type="float">
            <text:p>0,927</text:p>
          </table:table-cell>
          <table:table-cell table:formula="of:=LARGE([.B32:.G32];2)" office:value-type="float" office:value="0.915479813333333" calcext:value-type="float">
            <text:p>0,915</text:p>
          </table:table-cell>
          <table:table-cell table:formula="of:=LARGE([.B32:.G32];3)" office:value-type="float" office:value="0.89945956" calcext:value-type="float">
            <text:p>0,899</text:p>
          </table:table-cell>
        </table:table-row>
        <table:table-row table:style-name="ro1">
          <table:covered-table-cell table:style-name="Default"/>
          <table:table-cell table:style-name="ce19" office:value-type="float" office:value="0.0183138400703111" calcext:value-type="float">
            <text:p>0,02</text:p>
          </table:table-cell>
          <table:table-cell table:style-name="ce19" office:value-type="float" office:value="0.0307071528636541" calcext:value-type="float">
            <text:p>0,03</text:p>
          </table:table-cell>
          <table:table-cell table:style-name="ce19" office:value-type="float" office:value="0.0199947163469641" calcext:value-type="float">
            <text:p>0,02</text:p>
          </table:table-cell>
          <table:table-cell table:style-name="ce19" office:value-type="float" office:value="0.0352657577015697" calcext:value-type="float">
            <text:p>0,04</text:p>
          </table:table-cell>
          <table:table-cell table:style-name="ce19" office:value-type="float" office:value="0.0309393754003183" calcext:value-type="float">
            <text:p>0,03</text:p>
          </table:table-cell>
          <table:table-cell table:style-name="ce19" office:value-type="float" office:value="0.020375160842058" calcext:value-type="float">
            <text:p>0,02</text:p>
          </table:table-cell>
          <table:table-cell table:style-name="Default"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  <calcext:conditional-format calcext:target-range-address="Epsilon.B28:Epsilon.G28">
            <calcext:condition calcext:apply-style-name="Accent 1" calcext:value="=[$Epsilon.$H$28]" calcext:base-cell-address="Epsilon.B28"/>
            <calcext:condition calcext:apply-style-name="Accent 2" calcext:value="=[$Epsilon.$I$28]" calcext:base-cell-address="Epsilon.B28"/>
            <calcext:condition calcext:apply-style-name="Accent 3" calcext:value="=[$Epsilon.$J$28]" calcext:base-cell-address="Epsilon.B28"/>
          </calcext:conditional-format>
          <calcext:conditional-format calcext:target-range-address="Epsilon.B30:Epsilon.G30">
            <calcext:condition calcext:apply-style-name="Accent 1" calcext:value="=[$Epsilon.$H$30]" calcext:base-cell-address="Epsilon.B30"/>
            <calcext:condition calcext:apply-style-name="Accent 2" calcext:value="=[$Epsilon.$I$30]" calcext:base-cell-address="Epsilon.B30"/>
            <calcext:condition calcext:apply-style-name="Accent 3" calcext:value="=[$Epsilon.$J$30]" calcext:base-cell-address="Epsilon.B30"/>
          </calcext:conditional-format>
          <calcext:conditional-format calcext:target-range-address="Epsilon.B32:Epsilon.G32">
            <calcext:condition calcext:apply-style-name="Accent 1" calcext:value="=[$Epsilon.$H$32]" calcext:base-cell-address="Epsilon.B32"/>
            <calcext:condition calcext:apply-style-name="Accent 2" calcext:value="=[$Epsilon.$I$32]" calcext:base-cell-address="Epsilon.B32"/>
            <calcext:condition calcext:apply-style-name="Accent 3" calcext:value="=[$Epsilon.$J$32]" calcext:base-cell-address="Epsilon.B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18" number:min-decimal-places="18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7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0:19:46.912388475</meta:creation-date>
    <dc:date>2024-06-30T17:39:42.642211569</dc:date>
    <meta:editing-duration>PT9H13M15S</meta:editing-duration>
    <meta:editing-cycles>130</meta:editing-cycles>
    <meta:generator>LibreOffice/7.3.7.2$Linux_X86_64 LibreOffice_project/30$Build-2</meta:generator>
    <meta:document-statistic meta:table-count="3" meta:cell-count="789" meta:object-count="0"/>
  </office:meta>
</office:document-meta>
</file>